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11.08pt" svg:height="321.68pt" svg:x="745.88pt" svg:y="11.88pt">
            <loext:p draw:notify-on-update-of-ranges="Sheet1.B1:Sheet1.B1 Sheet1.B2:Sheet1.B127 Sheet1.G1:Sheet1.G1 Sheet1.G2:Sheet1.G127 Sheet1.B1:Sheet1.B1 Sheet1.B2:Sheet1.B127 Sheet1.J1:Sheet1.J1 Sheet1.J2:Sheet1.J1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14.71pt" svg:height="374.2pt" svg:x="741.46pt" svg:y="335.82pt">
            <loext:p draw:notify-on-update-of-ranges="Sheet1.B1:Sheet1.B1 Sheet1.B2:Sheet1.B127 Sheet1.H1:Sheet1.H1 Sheet1.H2:Sheet1.H127 Sheet1.B1:Sheet1.B1 Sheet1.B2:Sheet1.B127 Sheet1.J1:Sheet1.J1 Sheet1.J2:Sheet1.J1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SquareFootage</text:p>
          </table:table-cell>
          <table:table-cell office:value-type="string" calcext:value-type="string">
            <text:p>Acreage</text:p>
          </table:table-cell>
          <table:table-cell office:value-type="string" calcext:value-type="string">
            <text:p>Gates</text:p>
          </table:table-cell>
          <table:table-cell office:value-type="string" calcext:value-type="string">
            <text:p>Direct Destinations</text:p>
          </table:table-cell>
          <table:table-cell office:value-type="string" calcext:value-type="string">
            <text:p>Passenger Volume</text:p>
          </table:table-cell>
          <table:table-cell office:value-type="string" calcext:value-type="string">
            <text:p>Adjusted Passenger Volume</text:p>
          </table:table-cell>
          <table:table-cell office:value-type="string" calcext:value-type="string">
            <text:p>Cargo (Metric Tonnes)</text:p>
          </table:table-cell>
          <table:table-cell office:value-type="string" calcext:value-type="string">
            <text:p>Aircraft Operations</text:p>
          </table:table-cell>
          <table:table-cell/>
        </table:table-row>
        <table:table-row table:style-name="ro1">
          <table:table-cell office:value-type="string" calcext:value-type="string">
            <text:p>PHX</text:p>
          </table:table-cell>
          <table:table-cell office:value-type="float" office:value="4192887" calcext:value-type="float">
            <text:p>4192887</text:p>
          </table:table-cell>
          <table:table-cell table:formula="of:=330000+880000+3900000" office:value-type="float" office:value="5110000" calcext:value-type="float">
            <text:p>5110000</text:p>
          </table:table-cell>
          <table:table-cell office:value-type="float" office:value="3000" calcext:value-type="float">
            <text:p>300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43383528" calcext:value-type="float">
            <text:p>43383528</text:p>
          </table:table-cell>
          <table:table-cell table:formula="of:=[.G2]/100" office:value-type="float" office:value="433835.28" calcext:value-type="float">
            <text:p>433835.28</text:p>
          </table:table-cell>
          <table:table-cell/>
          <table:table-cell office:value-type="float" office:value="440643" calcext:value-type="float">
            <text:p>440643</text:p>
          </table:table-cell>
          <table:table-cell/>
        </table:table-row>
        <table:table-row table:style-name="ro1">
          <table:table-cell office:value-type="string" calcext:value-type="string">
            <text:p>ORD</text:p>
          </table:table-cell>
          <table:table-cell office:value-type="float" office:value="9461105" calcext:value-type="float">
            <text:p>9461105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186" calcext:value-type="float">
            <text:p>186</text:p>
          </table:table-cell>
          <table:table-cell office:value-type="float" office:value="208" calcext:value-type="float">
            <text:p>208</text:p>
          </table:table-cell>
          <table:table-cell office:value-type="float" office:value="77960588" calcext:value-type="float">
            <text:p>77960588</text:p>
          </table:table-cell>
          <table:table-cell table:formula="of:=[.G3]/100" office:value-type="float" office:value="779605.88" calcext:value-type="float">
            <text:p>779605.88</text:p>
          </table:table-cell>
          <table:table-cell office:value-type="float" office:value="1726361.6" calcext:value-type="float">
            <text:p>1726361.6</text:p>
          </table:table-cell>
          <table:table-cell office:value-type="float" office:value="867635" calcext:value-type="float">
            <text:p>867635</text:p>
          </table:table-cell>
          <table:table-cell/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5286728" calcext:value-type="float">
            <text:p>5286728</text:p>
          </table:table-cell>
          <table:table-cell office:value-type="float" office:value="6800000" calcext:value-type="float">
            <text:p>6800000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float" office:value="104171935" calcext:value-type="float">
            <text:p>104171935</text:p>
          </table:table-cell>
          <table:table-cell table:formula="of:=[.G4]/100" office:value-type="float" office:value="1041719.35" calcext:value-type="float">
            <text:p>1041719.35</text:p>
          </table:table-cell>
          <table:table-cell office:value-type="float" office:value="648595" calcext:value-type="float">
            <text:p>648595</text:p>
          </table:table-cell>
          <table:table-cell office:value-type="float" office:value="898356" calcext:value-type="float">
            <text:p>898356</text:p>
          </table:table-cell>
          <table:table-cell/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2543482" calcext:value-type="float">
            <text:p>2543482</text:p>
          </table:table-cell>
          <table:table-cell/>
          <table:table-cell office:value-type="float" office:value="33531" calcext:value-type="float">
            <text:p>33531</text:p>
          </table:table-cell>
          <table:table-cell office:value-type="float" office:value="133" calcext:value-type="float">
            <text:p>133</text:p>
          </table:table-cell>
          <table:table-cell office:value-type="float" office:value="187" calcext:value-type="float">
            <text:p>187</text:p>
          </table:table-cell>
          <table:table-cell office:value-type="float" office:value="54014502" calcext:value-type="float">
            <text:p>54014502</text:p>
          </table:table-cell>
          <table:table-cell table:formula="of:=[.G5]/100" office:value-type="float" office:value="540145.02" calcext:value-type="float">
            <text:p>540145.02</text:p>
          </table:table-cell>
          <table:table-cell/>
          <table:table-cell office:value-type="float" office:value="575161" calcext:value-type="float">
            <text:p>575161</text:p>
          </table:table-cell>
          <table:table-cell/>
        </table:table-row>
        <table:table-row table:style-name="ro1">
          <table:table-cell office:value-type="string" calcext:value-type="string">
            <text:p>DTW</text:p>
          </table:table-cell>
          <table:table-cell office:value-type="float" office:value="4296250" calcext:value-type="float">
            <text:p>4296250</text:p>
          </table:table-cell>
          <table:table-cell/>
          <table:table-cell office:value-type="float" office:value="4850" calcext:value-type="float">
            <text:p>4850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34401254" calcext:value-type="float">
            <text:p>34401254</text:p>
          </table:table-cell>
          <table:table-cell table:formula="of:=[.G6]/100" office:value-type="float" office:value="344012.54" calcext:value-type="float">
            <text:p>344012.54</text:p>
          </table:table-cell>
          <table:table-cell office:value-type="float" office:value="205595" calcext:value-type="float">
            <text:p>205595</text:p>
          </table:table-cell>
          <table:table-cell office:value-type="float" office:value="393427" calcext:value-type="float">
            <text:p>393427</text:p>
          </table:table-cell>
          <table:table-cell/>
        </table:table-row>
        <table:table-row table:style-name="ro1">
          <table:table-cell office:value-type="string" calcext:value-type="string">
            <text:p>MSP</text:p>
          </table:table-cell>
          <table:table-cell office:value-type="float" office:value="3348859" calcext:value-type="float">
            <text:p>3348859</text:p>
          </table:table-cell>
          <table:table-cell table:formula="of:=2800000+595699" office:value-type="float" office:value="3395699" calcext:value-type="float">
            <text:p>3395699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55" calcext:value-type="float">
            <text:p>155</text:p>
          </table:table-cell>
          <table:table-cell office:value-type="float" office:value="37517957" calcext:value-type="float">
            <text:p>37517957</text:p>
          </table:table-cell>
          <table:table-cell table:formula="of:=[.G7]/100" office:value-type="float" office:value="375179.57" calcext:value-type="float">
            <text:p>375179.57</text:p>
          </table:table-cell>
          <table:table-cell/>
          <table:table-cell office:value-type="float" office:value="413460" calcext:value-type="float">
            <text:p>413460</text:p>
          </table:table-cell>
          <table:table-cell/>
        </table:table-row>
        <table:table-row table:style-name="ro1">
          <table:table-cell office:value-type="string" calcext:value-type="string">
            <text:p>IAH</text:p>
          </table:table-cell>
          <table:table-cell office:value-type="float" office:value="5920416" calcext:value-type="float">
            <text:p>5920416</text:p>
          </table:table-cell>
          <table:table-cell table:number-columns-repeated="4"/>
          <table:table-cell office:value-type="float" office:value="41615689" calcext:value-type="float">
            <text:p>41615689</text:p>
          </table:table-cell>
          <table:table-cell table:formula="of:=[.G8]/100" office:value-type="float" office:value="416156.89" calcext:value-type="float">
            <text:p>416156.89</text:p>
          </table:table-cell>
          <table:table-cell/>
          <table:table-cell office:value-type="float" office:value="470780" calcext:value-type="float">
            <text:p>470780</text:p>
          </table:table-cell>
          <table:table-cell/>
        </table:table-row>
        <table:table-row table:style-name="ro1">
          <table:table-cell office:value-type="string" calcext:value-type="string">
            <text:p>DFW</text:p>
          </table:table-cell>
          <table:table-cell office:value-type="float" office:value="6426214" calcext:value-type="float">
            <text:p>6426214</text:p>
          </table:table-cell>
          <table:table-cell office:value-type="float" office:value="18076297" calcext:value-type="float">
            <text:p>18076297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  <table:table-cell office:value-type="float" office:value="65670697" calcext:value-type="float">
            <text:p>65670697</text:p>
          </table:table-cell>
          <table:table-cell table:formula="of:=[.G9]/100" office:value-type="float" office:value="656706.97" calcext:value-type="float">
            <text:p>656706.97</text:p>
          </table:table-cell>
          <table:table-cell/>
          <table:table-cell office:value-type="float" office:value="672748" calcext:value-type="float">
            <text:p>672748</text:p>
          </table:table-cell>
          <table:table-cell/>
        </table:table-row>
        <table:table-row table:style-name="ro1">
          <table:table-cell office:value-type="string" calcext:value-type="string">
            <text:p>CLT</text:p>
          </table:table-cell>
          <table:table-cell office:value-type="float" office:value="2217012" calcext:value-type="float">
            <text:p>2217012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44422022" calcext:value-type="float">
            <text:p>44422022</text:p>
          </table:table-cell>
          <table:table-cell table:formula="of:=[.G10]/100" office:value-type="float" office:value="444220.22" calcext:value-type="float">
            <text:p>444220.22</text:p>
          </table:table-cell>
          <table:table-cell/>
          <table:table-cell office:value-type="float" office:value="545742" calcext:value-type="float">
            <text:p>545742</text:p>
          </table:table-cell>
          <table:table-cell/>
        </table:table-row>
        <table:table-row table:style-name="ro1">
          <table:table-cell office:value-type="string" calcext:value-type="string">
            <text:p>LAX</text:p>
          </table:table-cell>
          <table:table-cell office:value-type="float" office:value="12828837" calcext:value-type="float">
            <text:p>12828837</text:p>
          </table:table-cell>
          <table:table-cell table:number-columns-repeated="4"/>
          <table:table-cell office:value-type="float" office:value="80921527" calcext:value-type="float">
            <text:p>80921527</text:p>
          </table:table-cell>
          <table:table-cell table:formula="of:=[.G11]/100" office:value-type="float" office:value="809215.27" calcext:value-type="float">
            <text:p>809215.27</text:p>
          </table:table-cell>
          <table:table-cell/>
          <table:table-cell office:value-type="float" office:value="697138" calcext:value-type="float">
            <text:p>697138</text:p>
          </table:table-cell>
          <table:table-cell/>
        </table:table-row>
        <table:table-row table:style-name="ro1">
          <table:table-cell office:value-type="string" calcext:value-type="string">
            <text:p>LGA</text:p>
          </table:table-cell>
          <table:table-cell office:value-type="float" office:value="19567410" calcext:value-type="float">
            <text:p>19567410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29786769" calcext:value-type="float">
            <text:p>29786769</text:p>
          </table:table-cell>
          <table:table-cell table:formula="of:=[.G12]/100" office:value-type="float" office:value="297867.69" calcext:value-type="float">
            <text:p>297867.69</text:p>
          </table:table-cell>
          <table:table-cell/>
          <table:table-cell office:value-type="float" office:value="369987" calcext:value-type="float">
            <text:p>369987</text:p>
          </table:table-cell>
          <table:table-cell/>
        </table:table-row>
        <table:table-row table:style-name="ro1">
          <table:table-cell office:value-type="string" calcext:value-type="string">
            <text:p>PHL</text:p>
          </table:table-cell>
          <table:table-cell office:value-type="float" office:value="5965343" calcext:value-type="float">
            <text:p>5965343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/>
          <table:table-cell office:value-type="float" office:value="31444403" calcext:value-type="float">
            <text:p>31444403</text:p>
          </table:table-cell>
          <table:table-cell table:formula="of:=[.G13]/100" office:value-type="float" office:value="314444.03" calcext:value-type="float">
            <text:p>314444.03</text:p>
          </table:table-cell>
          <table:table-cell office:value-type="float" office:value="403783.9" calcext:value-type="float">
            <text:p>403783.9</text:p>
          </table:table-cell>
          <table:table-cell office:value-type="float" office:value="411368" calcext:value-type="float">
            <text:p>411368</text:p>
          </table:table-cell>
          <table:table-cell/>
        </table:table-row>
        <table:table-row table:style-name="ro1">
          <table:table-cell office:value-type="string" calcext:value-type="string">
            <text:p>EWR</text:p>
          </table:table-cell>
          <table:table-cell office:value-type="float" office:value="19567410" calcext:value-type="float">
            <text:p>1956741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/>
          <table:table-cell office:value-type="float" office:value="37494704" calcext:value-type="float">
            <text:p>37494704</text:p>
          </table:table-cell>
          <table:table-cell table:formula="of:=[.G14]/100" office:value-type="float" office:value="374947.04" calcext:value-type="float">
            <text:p>374947.04</text:p>
          </table:table-cell>
          <table:table-cell/>
          <table:table-cell office:value-type="float" office:value="415534" calcext:value-type="float">
            <text:p>415534</text:p>
          </table:table-cell>
          <table:table-cell/>
        </table:table-row>
        <table:table-row table:style-name="ro1">
          <table:table-cell office:value-type="string" calcext:value-type="string">
            <text:p>DCA</text:p>
          </table:table-cell>
          <table:table-cell office:value-type="float" office:value="5636232" calcext:value-type="float">
            <text:p>5636232</text:p>
          </table:table-cell>
          <table:table-cell table:number-columns-repeated="4"/>
          <table:table-cell office:value-type="float" office:value="21195775" calcext:value-type="float">
            <text:p>21195775</text:p>
          </table:table-cell>
          <table:table-cell table:formula="of:=[.G15]/100" office:value-type="float" office:value="211957.75" calcext:value-type="float">
            <text:p>211957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</text:p>
          </table:table-cell>
          <table:table-cell office:value-type="float" office:value="1951269" calcext:value-type="float">
            <text:p>1951269</text:p>
          </table:table-cell>
          <table:table-cell table:number-columns-repeated="4"/>
          <table:table-cell office:value-type="float" office:value="47435640" calcext:value-type="float">
            <text:p>47435640</text:p>
          </table:table-cell>
          <table:table-cell table:formula="of:=[.G16]/100" office:value-type="float" office:value="474356.4" calcext:value-type="float">
            <text:p>474356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</text:p>
          </table:table-cell>
          <table:table-cell office:value-type="float" office:value="4552402" calcext:value-type="float">
            <text:p>4552402</text:p>
          </table:table-cell>
          <table:table-cell/>
          <table:table-cell office:value-type="float" office:value="2384" calcext:value-type="float">
            <text:p>2384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6288042" calcext:value-type="float">
            <text:p>36288042</text:p>
          </table:table-cell>
          <table:table-cell table:formula="of:=[.G17]/100" office:value-type="float" office:value="362880.42" calcext:value-type="float">
            <text:p>362880.42</text:p>
          </table:table-cell>
          <table:table-cell office:value-type="float" office:value="684875" calcext:value-type="float">
            <text:p>684875</text:p>
          </table:table-cell>
          <table:table-cell office:value-type="float" office:value="391222" calcext:value-type="float">
            <text:p>391222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3439809" calcext:value-type="float">
            <text:p>343980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office:value-type="float" office:value="45736700" calcext:value-type="float">
            <text:p>45736700</text:p>
          </table:table-cell>
          <table:table-cell table:formula="of:=[.G18]/100" office:value-type="float" office:value="457367" calcext:value-type="float">
            <text:p>457367</text:p>
          </table:table-cell>
          <table:table-cell office:value-type="float" office:value="366429" calcext:value-type="float">
            <text:p>366429</text:p>
          </table:table-cell>
          <table:table-cell office:value-type="float" office:value="412170" calcext:value-type="float">
            <text:p>412170</text:p>
          </table:table-cell>
          <table:table-cell/>
        </table:table-row>
        <table:table-row table:style-name="ro1">
          <table:table-cell office:value-type="string" calcext:value-type="string">
            <text:p>IAD</text:p>
          </table:table-cell>
          <table:table-cell office:value-type="float" office:value="5636232" calcext:value-type="float">
            <text:p>5636232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&gt;125</text:p>
          </table:table-cell>
          <table:table-cell office:value-type="float" office:value="21969094" calcext:value-type="float">
            <text:p>21969094</text:p>
          </table:table-cell>
          <table:table-cell table:formula="of:=[.G19]/100" office:value-type="float" office:value="219690.94" calcext:value-type="float">
            <text:p>219690.94</text:p>
          </table:table-cell>
          <table:table-cell table:number-columns-repeated="2" office:value-type="float" office:value="265818" calcext:value-type="float">
            <text:p>265818</text:p>
          </table:table-cell>
          <table:table-cell/>
        </table:table-row>
        <table:table-row table:style-name="ro1">
          <table:table-cell office:value-type="string" calcext:value-type="string">
            <text:p>SLC</text:p>
          </table:table-cell>
          <table:table-cell office:value-type="float" office:value="1087873" calcext:value-type="float">
            <text:p>108787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23155527" calcext:value-type="float">
            <text:p>23155527</text:p>
          </table:table-cell>
          <table:table-cell table:formula="of:=[.G20]/100" office:value-type="float" office:value="231555.27" calcext:value-type="float">
            <text:p>231555.27</text:p>
          </table:table-cell>
          <table:table-cell/>
          <table:table-cell office:value-type="float" office:value="320149" calcext:value-type="float">
            <text:p>320149</text:p>
          </table:table-cell>
          <table:table-cell/>
        </table:table-row>
        <table:table-row table:style-name="ro1">
          <table:table-cell office:value-type="string" calcext:value-type="string">
            <text:p>MCO</text:p>
          </table:table-cell>
          <table:table-cell office:value-type="float" office:value="2134411" calcext:value-type="float">
            <text:p>2134411</text:p>
          </table:table-cell>
          <table:table-cell table:number-columns-repeated="4"/>
          <table:table-cell office:value-type="float" office:value="41923399" calcext:value-type="float">
            <text:p>41923399</text:p>
          </table:table-cell>
          <table:table-cell table:formula="of:=[.G21]/100" office:value-type="float" office:value="419233.99" calcext:value-type="float">
            <text:p>419233.99</text:p>
          </table:table-cell>
          <table:table-cell/>
          <table:table-cell office:value-type="float" office:value="316981" calcext:value-type="float">
            <text:p>316981</text:p>
          </table:table-cell>
          <table:table-cell/>
        </table:table-row>
        <table:table-row table:style-name="ro1">
          <table:table-cell table:number-columns-repeated="7"/>
          <table:table-cell table:formula="of:=[.G22]/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O </text:p>
          </table:table-cell>
          <table:table-cell office:value-type="float" office:value="4335391" calcext:value-type="float">
            <text:p>4335391</text:p>
          </table:table-cell>
          <table:table-cell/>
          <table:table-cell office:value-type="float" office:value="5207" calcext:value-type="float">
            <text:p>5207</text:p>
          </table:table-cell>
          <table:table-cell table:number-columns-repeated="2"/>
          <table:table-cell office:value-type="float" office:value="53106505" calcext:value-type="float">
            <text:p>53106505</text:p>
          </table:table-cell>
          <table:table-cell table:formula="of:=[.G23]/100" office:value-type="float" office:value="531065.05" calcext:value-type="float">
            <text:p>531065.05</text:p>
          </table:table-cell>
          <table:table-cell office:value-type="float" office:value="420086" calcext:value-type="float">
            <text:p>420086</text:p>
          </table:table-cell>
          <table:table-cell office:value-type="float" office:value="450388" calcext:value-type="float">
            <text:p>450388</text:p>
          </table:table-cell>
          <table:table-cell/>
        </table:table-row>
        <table:table-row table:style-name="ro1">
          <table:table-cell office:value-type="string" calcext:value-type="string">
            <text:p>FLL </text:p>
          </table:table-cell>
          <table:table-cell office:value-type="float" office:value="5564635" calcext:value-type="float">
            <text:p>5564635</text:p>
          </table:table-cell>
          <table:table-cell/>
          <table:table-cell office:value-type="float" office:value="1380" calcext:value-type="float">
            <text:p>1380</text:p>
          </table:table-cell>
          <table:table-cell office:value-type="string" calcext:value-type="string">
            <text:p>57?</text:p>
          </table:table-cell>
          <table:table-cell/>
          <table:table-cell office:value-type="float" office:value="29205002" calcext:value-type="float">
            <text:p>29205002</text:p>
          </table:table-cell>
          <table:table-cell table:formula="of:=[.G24]/100" office:value-type="float" office:value="292050.02" calcext:value-type="float">
            <text:p>292050.02</text:p>
          </table:table-cell>
          <table:table-cell/>
          <table:table-cell office:value-type="float" office:value="290239" calcext:value-type="float">
            <text:p>290239</text:p>
          </table:table-cell>
          <table:table-cell/>
        </table:table-row>
        <table:table-row table:style-name="ro1">
          <table:table-cell office:value-type="string" calcext:value-type="string">
            <text:p>RDU </text:p>
          </table:table-cell>
          <table:table-cell office:value-type="float" office:value="1130490" calcext:value-type="float">
            <text:p>1130490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1049103" calcext:value-type="float">
            <text:p>11049103</text:p>
          </table:table-cell>
          <table:table-cell table:formula="of:=[.G25]/100" office:value-type="float" office:value="110491.03" calcext:value-type="float">
            <text:p>110491.03</text:p>
          </table:table-cell>
          <table:table-cell/>
          <table:table-cell office:value-type="float" office:value="191348" calcext:value-type="float">
            <text:p>191348</text:p>
          </table:table-cell>
          <table:table-cell/>
        </table:table-row>
        <table:table-row table:style-name="ro1">
          <table:table-cell office:value-type="string" calcext:value-type="string">
            <text:p>BWI </text:p>
          </table:table-cell>
          <table:table-cell office:value-type="float" office:value="2710489" calcext:value-type="float">
            <text:p>2710489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23820000" calcext:value-type="float">
            <text:p>23820000</text:p>
          </table:table-cell>
          <table:table-cell table:formula="of:=[.G26]/100" office:value-type="float" office:value="238200" calcext:value-type="float">
            <text:p>238200</text:p>
          </table:table-cell>
          <table:table-cell office:value-type="string" calcext:value-type="string">
            <text:p>257240742 lb</text:p>
          </table:table-cell>
          <table:table-cell office:value-type="float" office:value="246424" calcext:value-type="float">
            <text:p>246424</text:p>
          </table:table-cell>
          <table:table-cell/>
        </table:table-row>
        <table:table-row table:style-name="ro1">
          <table:table-cell office:value-type="string" calcext:value-type="string">
            <text:p>PIT </text:p>
          </table:table-cell>
          <table:table-cell office:value-type="float" office:value="2356285" calcext:value-type="float">
            <text:p>2356285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300000" calcext:value-type="float">
            <text:p>8300000</text:p>
          </table:table-cell>
          <table:table-cell table:formula="of:=[.G27]/100" office:value-type="float" office:value="83000" calcext:value-type="float">
            <text:p>83000</text:p>
          </table:table-cell>
          <table:table-cell office:value-type="float" office:value="77335" calcext:value-type="float">
            <text:p>77335</text:p>
          </table:table-cell>
          <table:table-cell office:value-type="float" office:value="144563" calcext:value-type="float">
            <text:p>144563</text:p>
          </table:table-cell>
          <table:table-cell/>
        </table:table-row>
        <table:table-row table:style-name="ro1">
          <table:table-cell office:value-type="string" calcext:value-type="string">
            <text:p>TPA </text:p>
          </table:table-cell>
          <table:table-cell office:value-type="float" office:value="2783243" calcext:value-type="float">
            <text:p>2783243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8815425" calcext:value-type="float">
            <text:p>18815425</text:p>
          </table:table-cell>
          <table:table-cell table:formula="of:=[.G28]/100" office:value-type="float" office:value="188154.25" calcext:value-type="float">
            <text:p>188154.25</text:p>
          </table:table-cell>
          <table:table-cell/>
          <table:table-cell office:value-type="float" office:value="189865" calcext:value-type="float">
            <text:p>189865</text:p>
          </table:table-cell>
          <table:table-cell/>
        </table:table-row>
        <table:table-row table:style-name="ro1">
          <table:table-cell office:value-type="string" calcext:value-type="string">
            <text:p>JFK </text:p>
          </table:table-cell>
          <table:table-cell office:value-type="float" office:value="19567410" calcext:value-type="float">
            <text:p>1956741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58956288" calcext:value-type="float">
            <text:p>58956288</text:p>
          </table:table-cell>
          <table:table-cell table:formula="of:=[.G29]/100" office:value-type="float" office:value="589562.88" calcext:value-type="float">
            <text:p>589562.88</text:p>
          </table:table-cell>
          <table:table-cell/>
          <table:table-cell office:value-type="float" office:value="448903" calcext:value-type="float">
            <text:p>448903</text:p>
          </table:table-cell>
          <table:table-cell office:value-type="string" calcext:value-type="string">
            <text:p>Lots of passengers</text:p>
          </table:table-cell>
        </table:table-row>
        <table:table-row table:style-name="ro1">
          <table:table-cell office:value-type="string" calcext:value-type="string">
            <text:p>AUS </text:p>
          </table:table-cell>
          <table:table-cell office:value-type="float" office:value="1716289" calcext:value-type="float">
            <text:p>1716289</text:p>
          </table:table-cell>
          <table:table-cell/>
          <table:table-cell office:value-type="float" office:value="4242" calcext:value-type="float">
            <text:p>4242</text:p>
          </table:table-cell>
          <table:table-cell table:number-columns-repeated="2"/>
          <table:table-cell office:value-type="float" office:value="11897959" calcext:value-type="float">
            <text:p>11897959</text:p>
          </table:table-cell>
          <table:table-cell table:formula="of:=[.G30]/100" office:value-type="float" office:value="118979.59" calcext:value-type="float">
            <text:p>118979.59</text:p>
          </table:table-cell>
          <table:table-cell office:value-type="string" calcext:value-type="string">
            <text:p>157484666 lb</text:p>
          </table:table-cell>
          <table:table-cell office:value-type="float" office:value="191193" calcext:value-type="float">
            <text:p>191193</text:p>
          </table:table-cell>
          <table:table-cell/>
        </table:table-row>
        <table:table-row table:style-name="ro1">
          <table:table-cell office:value-type="string" calcext:value-type="string">
            <text:p>MSY </text:p>
          </table:table-cell>
          <table:table-cell office:value-type="float" office:value="1189866" calcext:value-type="float">
            <text:p>1189866</text:p>
          </table:table-cell>
          <table:table-cell table:number-columns-repeated="4"/>
          <table:table-cell office:value-type="float" office:value="10673301" calcext:value-type="float">
            <text:p>10673301</text:p>
          </table:table-cell>
          <table:table-cell table:formula="of:=[.G31]/100" office:value-type="float" office:value="106733.01" calcext:value-type="float">
            <text:p>106733.01</text:p>
          </table:table-cell>
          <table:table-cell/>
          <table:table-cell office:value-type="float" office:value="127753" calcext:value-type="float">
            <text:p>127753</text:p>
          </table:table-cell>
          <table:table-cell/>
        </table:table-row>
        <table:table-row table:style-name="ro1">
          <table:table-cell office:value-type="string" calcext:value-type="string">
            <text:p>STL </text:p>
          </table:table-cell>
          <table:table-cell office:value-type="float" office:value="2787701" calcext:value-type="float">
            <text:p>2787701</text:p>
          </table:table-cell>
          <table:table-cell/>
          <table:table-cell office:value-type="float" office:value="2800" calcext:value-type="float">
            <text:p>2800</text:p>
          </table:table-cell>
          <table:table-cell table:number-columns-repeated="2"/>
          <table:table-cell office:value-type="float" office:value="13959126" calcext:value-type="float">
            <text:p>13959126</text:p>
          </table:table-cell>
          <table:table-cell table:formula="of:=[.G32]/100" office:value-type="float" office:value="139591.26" calcext:value-type="float">
            <text:p>139591.26</text:p>
          </table:table-cell>
          <table:table-cell office:value-type="float" office:value="70428" calcext:value-type="float">
            <text:p>70428</text:p>
          </table:table-cell>
          <table:table-cell office:value-type="float" office:value="190560" calcext:value-type="float">
            <text:p>190560</text:p>
          </table:table-cell>
          <table:table-cell/>
        </table:table-row>
        <table:table-row table:style-name="ro1">
          <table:table-cell office:value-type="string" calcext:value-type="string">
            <text:p>MCI </text:p>
          </table:table-cell>
          <table:table-cell office:value-type="float" office:value="2009342" calcext:value-type="float">
            <text:p>2009342</text:p>
          </table:table-cell>
          <table:table-cell/>
          <table:table-cell office:value-type="float" office:value="10680" calcext:value-type="float">
            <text:p>10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1041750" calcext:value-type="float">
            <text:p>11041750</text:p>
          </table:table-cell>
          <table:table-cell table:formula="of:=[.G33]/100" office:value-type="float" office:value="110417.5" calcext:value-type="float">
            <text:p>110417.5</text:p>
          </table:table-cell>
          <table:table-cell/>
          <table:table-cell table:style-name="ce1" office:value-type="float" office:value="122844" calcext:value-type="float">
            <text:p>122844</text:p>
          </table:table-cell>
          <table:table-cell/>
        </table:table-row>
        <table:table-row table:style-name="ro1">
          <table:table-cell office:value-type="string" calcext:value-type="string">
            <text:p>PDX </text:p>
          </table:table-cell>
          <table:table-cell office:value-type="float" office:value="2226009" calcext:value-type="float">
            <text:p>222600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8352767" calcext:value-type="float">
            <text:p>18352767</text:p>
          </table:table-cell>
          <table:table-cell table:formula="of:=[.G34]/100" office:value-type="float" office:value="183527.67" calcext:value-type="float">
            <text:p>183527.67</text:p>
          </table:table-cell>
          <table:table-cell/>
          <table:table-cell office:value-type="float" office:value="227709" calcext:value-type="float">
            <text:p>227709</text:p>
          </table:table-cell>
          <table:table-cell/>
        </table:table-row>
        <table:table-row table:style-name="ro1">
          <table:table-cell office:value-type="string" calcext:value-type="string">
            <text:p>IND </text:p>
          </table:table-cell>
          <table:table-cell office:value-type="float" office:value="1887877" calcext:value-type="float">
            <text:p>1887877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office:value-type="float" office:value="8511959" calcext:value-type="float">
            <text:p>8511959</text:p>
          </table:table-cell>
          <table:table-cell table:formula="of:=[.G35]/100" office:value-type="float" office:value="85119.59" calcext:value-type="float">
            <text:p>85119.59</text:p>
          </table:table-cell>
          <table:table-cell office:value-type="float" office:value="1065114" calcext:value-type="float">
            <text:p>1065114</text:p>
          </table:table-cell>
          <table:table-cell office:value-type="float" office:value="162211" calcext:value-type="float">
            <text:p>162211</text:p>
          </table:table-cell>
          <table:table-cell/>
        </table:table-row>
        <table:table-row table:style-name="ro1">
          <table:table-cell office:value-type="string" calcext:value-type="string">
            <text:p>ANC </text:p>
          </table:table-cell>
          <table:table-cell office:value-type="float" office:value="380821" calcext:value-type="float">
            <text:p>380821</text:p>
          </table:table-cell>
          <table:table-cell/>
          <table:table-cell office:value-type="float" office:value="4608" calcext:value-type="float">
            <text:p>4608</text:p>
          </table:table-cell>
          <table:table-cell table:number-columns-repeated="2"/>
          <table:table-cell office:value-type="float" office:value="2525893" calcext:value-type="float">
            <text:p>2525893</text:p>
          </table:table-cell>
          <table:table-cell table:formula="of:=[.G36]/100" office:value-type="float" office:value="25258.93" calcext:value-type="float">
            <text:p>25258.93</text:p>
          </table:table-cell>
          <table:table-cell office:value-type="string" calcext:value-type="string">
            <text:p>17139250601 lbs</text:p>
          </table:table-cell>
          <table:table-cell office:value-type="float" office:value="261961" calcext:value-type="float">
            <text:p>261961</text:p>
          </table:table-cell>
          <table:table-cell/>
        </table:table-row>
        <table:table-row table:style-name="ro1">
          <table:table-cell office:value-type="string" calcext:value-type="string">
            <text:p>CLE </text:p>
          </table:table-cell>
          <table:table-cell office:value-type="float" office:value="2077240" calcext:value-type="float">
            <text:p>2077240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2"/>
          <table:table-cell office:value-type="float" office:value="8422676" calcext:value-type="float">
            <text:p>8422676</text:p>
          </table:table-cell>
          <table:table-cell table:formula="of:=[.G37]/100" office:value-type="float" office:value="84226.76" calcext:value-type="float">
            <text:p>84226.76</text:p>
          </table:table-cell>
          <table:table-cell/>
          <table:table-cell office:value-type="float" office:value="119268" calcext:value-type="float">
            <text:p>119268</text:p>
          </table:table-cell>
          <table:table-cell/>
        </table:table-row>
        <table:table-row table:style-name="ro1">
          <table:table-cell office:value-type="string" calcext:value-type="string">
            <text:p>BNA </text:p>
          </table:table-cell>
          <table:table-cell office:value-type="float" office:value="1670890" calcext:value-type="float">
            <text:p>1670890</text:p>
          </table:table-cell>
          <table:table-cell table:number-columns-repeated="4"/>
          <table:table-cell office:value-type="float" office:value="12979803" calcext:value-type="float">
            <text:p>12979803</text:p>
          </table:table-cell>
          <table:table-cell table:formula="of:=[.G38]/100" office:value-type="float" office:value="129798.03" calcext:value-type="float">
            <text:p>129798.03</text:p>
          </table:table-cell>
          <table:table-cell/>
          <table:table-cell office:value-type="float" office:value="198750" calcext:value-type="float">
            <text:p>198750</text:p>
          </table:table-cell>
          <table:table-cell/>
        </table:table-row>
        <table:table-row table:style-name="ro1">
          <table:table-cell office:value-type="string" calcext:value-type="string">
            <text:p>SAN </text:p>
          </table:table-cell>
          <table:table-cell office:value-type="float" office:value="3095313" calcext:value-type="float">
            <text:p>3095313</text:p>
          </table:table-cell>
          <table:table-cell table:number-columns-repeated="4"/>
          <table:table-cell office:value-type="float" office:value="20725801" calcext:value-type="float">
            <text:p>20725801</text:p>
          </table:table-cell>
          <table:table-cell table:formula="of:=[.G39]/100" office:value-type="float" office:value="207258.01" calcext:value-type="float">
            <text:p>207258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A </text:p>
          </table:table-cell>
          <table:table-cell office:value-type="float" office:value="5564635" calcext:value-type="float">
            <text:p>5564635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  <table:table-cell office:value-type="float" office:value="44350247" calcext:value-type="float">
            <text:p>44350247</text:p>
          </table:table-cell>
          <table:table-cell table:formula="of:=[.G40]/100" office:value-type="float" office:value="443502.47" calcext:value-type="float">
            <text:p>443502.47</text:p>
          </table:table-cell>
          <table:table-cell/>
          <table:table-cell office:value-type="float" office:value="414234" calcext:value-type="float">
            <text:p>414234</text:p>
          </table:table-cell>
          <table:table-cell/>
        </table:table-row>
        <table:table-row table:style-name="ro1">
          <table:table-cell office:value-type="string" calcext:value-type="string">
            <text:p>BET </text:p>
          </table:table-cell>
          <table:table-cell office:value-type="float" office:value="6080" calcext:value-type="float">
            <text:p>6080</text:p>
          </table:table-cell>
          <table:table-cell/>
          <table:table-cell office:value-type="float" office:value="1056" calcext:value-type="float">
            <text:p>1056</text:p>
          </table:table-cell>
          <table:table-cell table:number-columns-repeated="2"/>
          <table:table-cell office:value-type="float" office:value="311270" calcext:value-type="float">
            <text:p>311270</text:p>
          </table:table-cell>
          <table:table-cell table:formula="of:=[.G41]/100" office:value-type="float" office:value="3112.7" calcext:value-type="float">
            <text:p>3112.7</text:p>
          </table:table-cell>
          <table:table-cell office:value-type="string" calcext:value-type="string">
            <text:p>62000000 lbs</text:p>
          </table:table-cell>
          <table:table-cell office:value-type="float" office:value="122000" calcext:value-type="float">
            <text:p>122000</text:p>
          </table:table-cell>
          <table:table-cell/>
        </table:table-row>
        <table:table-row table:style-name="ro1">
          <table:table-cell office:value-type="string" calcext:value-type="string">
            <text:p>SAT </text:p>
          </table:table-cell>
          <table:table-cell office:value-type="float" office:value="2142508" calcext:value-type="float">
            <text:p>2142508</text:p>
          </table:table-cell>
          <table:table-cell/>
          <table:table-cell office:value-type="float" office:value="2305" calcext:value-type="float">
            <text:p>2305</text:p>
          </table:table-cell>
          <table:table-cell table:number-columns-repeated="2"/>
          <table:table-cell office:value-type="float" office:value="8507459" calcext:value-type="float">
            <text:p>8507459</text:p>
          </table:table-cell>
          <table:table-cell table:formula="of:=[.G42]/100" office:value-type="float" office:value="85074.59" calcext:value-type="float">
            <text:p>85074.59</text:p>
          </table:table-cell>
          <table:table-cell/>
          <table:table-cell office:value-type="float" office:value="168051" calcext:value-type="float">
            <text:p>168051</text:p>
          </table:table-cell>
          <table:table-cell/>
        </table:table-row>
        <table:table-row table:style-name="ro1">
          <table:table-cell office:value-type="string" calcext:value-type="string">
            <text:p>CVG </text:p>
          </table:table-cell>
          <table:table-cell office:value-type="float" office:value="2114580" calcext:value-type="float">
            <text:p>2114580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2"/>
          <table:table-cell office:value-type="float" office:value="6773905" calcext:value-type="float">
            <text:p>6773905</text:p>
          </table:table-cell>
          <table:table-cell table:formula="of:=[.G43]/100" office:value-type="float" office:value="67739.05" calcext:value-type="float">
            <text:p>67739.05</text:p>
          </table:table-cell>
          <table:table-cell/>
          <table:table-cell office:value-type="float" office:value="137225" calcext:value-type="float">
            <text:p>137225</text:p>
          </table:table-cell>
          <table:table-cell/>
        </table:table-row>
        <table:table-row table:style-name="ro1">
          <table:table-cell office:value-type="string" calcext:value-type="string">
            <text:p>CMH </text:p>
          </table:table-cell>
          <table:table-cell office:value-type="float" office:value="1901974" calcext:value-type="float">
            <text:p>1901974</text:p>
          </table:table-cell>
          <table:table-cell/>
          <table:table-cell office:value-type="float" office:value="1164" calcext:value-type="float">
            <text:p>1164</text:p>
          </table:table-cell>
          <table:table-cell table:number-columns-repeated="2"/>
          <table:table-cell office:value-type="float" office:value="7300000" calcext:value-type="float">
            <text:p>7300000</text:p>
          </table:table-cell>
          <table:table-cell table:formula="of:=[.G44]/100" office:value-type="float" office:value="73000" calcext:value-type="float">
            <text:p>73000</text:p>
          </table:table-cell>
          <table:table-cell office:value-type="string" calcext:value-type="string">
            <text:p>7471160 lbs</text:p>
          </table:table-cell>
          <table:table-cell office:value-type="float" office:value="163984" calcext:value-type="float">
            <text:p>163984</text:p>
          </table:table-cell>
          <table:table-cell/>
        </table:table-row>
        <table:table-row table:style-name="ro1">
          <table:table-cell office:value-type="string" calcext:value-type="string">
            <text:p>FAI </text:p>
          </table:table-cell>
          <table:table-cell office:value-type="float" office:value="97581" calcext:value-type="float">
            <text:p>97581</text:p>
          </table:table-cell>
          <table:table-cell/>
          <table:table-cell office:value-type="float" office:value="3470" calcext:value-type="float">
            <text:p>347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G45]/100" office:value-type="float" office:value="0" calcext:value-type="float">
            <text:p>0</text:p>
          </table:table-cell>
          <table:table-cell/>
          <table:table-cell office:value-type="float" office:value="119898" calcext:value-type="float">
            <text:p>119898</text:p>
          </table:table-cell>
          <table:table-cell/>
        </table:table-row>
        <table:table-row table:style-name="ro1">
          <table:table-cell office:value-type="string" calcext:value-type="string">
            <text:p>BDL </text:p>
          </table:table-cell>
          <table:table-cell office:value-type="float" office:value="1212381" calcext:value-type="float">
            <text:p>1212381</text:p>
          </table:table-cell>
          <table:table-cell/>
          <table:table-cell office:value-type="float" office:value="2432" calcext:value-type="float">
            <text:p>2432</text:p>
          </table:table-cell>
          <table:table-cell table:number-columns-repeated="2"/>
          <table:table-cell office:value-type="float" office:value="6060943" calcext:value-type="float">
            <text:p>6060943</text:p>
          </table:table-cell>
          <table:table-cell table:formula="of:=[.G46]/100" office:value-type="float" office:value="60609.43" calcext:value-type="float">
            <text:p>60609.43</text:p>
          </table:table-cell>
          <table:table-cell/>
          <table:table-cell office:value-type="float" office:value="107404" calcext:value-type="float">
            <text:p>107404</text:p>
          </table:table-cell>
          <table:table-cell/>
        </table:table-row>
        <table:table-row table:style-name="ro1">
          <table:table-cell office:value-type="string" calcext:value-type="string">
            <text:p>BUF </text:p>
          </table:table-cell>
          <table:table-cell office:value-type="float" office:value="1135509" calcext:value-type="float">
            <text:p>1135509</text:p>
          </table:table-cell>
          <table:table-cell table:number-columns-repeated="4"/>
          <table:table-cell office:value-type="float" office:value="4726000" calcext:value-type="float">
            <text:p>4726000</text:p>
          </table:table-cell>
          <table:table-cell table:formula="of:=[.G47]/100" office:value-type="float" office:value="47260" calcext:value-type="float">
            <text:p>47260</text:p>
          </table:table-cell>
          <table:table-cell/>
          <table:table-cell office:value-type="float" office:value="132600" calcext:value-type="float">
            <text:p>132600</text:p>
          </table:table-cell>
          <table:table-cell/>
        </table:table-row>
        <table:table-row table:style-name="ro1">
          <table:table-cell office:value-type="string" calcext:value-type="string">
            <text:p>OAK </text:p>
          </table:table-cell>
          <table:table-cell office:value-type="float" office:value="4335391" calcext:value-type="float">
            <text:p>4335391</text:p>
          </table:table-cell>
          <table:table-cell/>
          <table:table-cell office:value-type="float" office:value="2600" calcext:value-type="float">
            <text:p>2600</text:p>
          </table:table-cell>
          <table:table-cell table:number-columns-repeated="2"/>
          <table:table-cell office:value-type="float" office:value="12070967" calcext:value-type="float">
            <text:p>12070967</text:p>
          </table:table-cell>
          <table:table-cell table:formula="of:=[.G48]/100" office:value-type="float" office:value="120709.67" calcext:value-type="float">
            <text:p>120709.67</text:p>
          </table:table-cell>
          <table:table-cell office:value-type="string" calcext:value-type="string">
            <text:p>1181016000 lbs</text:p>
          </table:table-cell>
          <table:table-cell office:value-type="float" office:value="222771" calcext:value-type="float">
            <text:p>222771</text:p>
          </table:table-cell>
          <table:table-cell/>
        </table:table-row>
        <table:table-row table:style-name="ro1">
          <table:table-cell office:value-type="string" calcext:value-type="string">
            <text:p>SJC </text:p>
          </table:table-cell>
          <table:table-cell office:value-type="float" office:value="1836911" calcext:value-type="float">
            <text:p>1836911</text:p>
          </table:table-cell>
          <table:table-cell/>
          <table:table-cell office:value-type="float" office:value="1050" calcext:value-type="float">
            <text:p>1050</text:p>
          </table:table-cell>
          <table:table-cell table:number-columns-repeated="2"/>
          <table:table-cell office:value-type="float" office:value="10796725" calcext:value-type="float">
            <text:p>10796725</text:p>
          </table:table-cell>
          <table:table-cell table:formula="of:=[.G49]/100" office:value-type="float" office:value="107967.25" calcext:value-type="float">
            <text:p>107967.25</text:p>
          </table:table-cell>
          <table:table-cell/>
          <table:table-cell office:value-type="float" office:value="138915" calcext:value-type="float">
            <text:p>138915</text:p>
          </table:table-cell>
          <table:table-cell/>
        </table:table-row>
        <table:table-row table:style-name="ro1">
          <table:table-cell office:value-type="string" calcext:value-type="string">
            <text:p>RSW </text:p>
          </table:table-cell>
          <table:table-cell office:value-type="float" office:value="618754" calcext:value-type="float">
            <text:p>618754</text:p>
          </table:table-cell>
          <table:table-cell/>
          <table:table-cell office:value-type="float" office:value="13555" calcext:value-type="float">
            <text:p>13555</text:p>
          </table:table-cell>
          <table:table-cell table:number-columns-repeated="2"/>
          <table:table-cell office:value-type="float" office:value="8371801" calcext:value-type="float">
            <text:p>8371801</text:p>
          </table:table-cell>
          <table:table-cell table:formula="of:=[.G50]/100" office:value-type="float" office:value="83718.01" calcext:value-type="float">
            <text:p>83718.01</text:p>
          </table:table-cell>
          <table:table-cell office:value-type="string" calcext:value-type="string">
            <text:p>32156880 lbs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MDW </text:p>
          </table:table-cell>
          <table:table-cell office:value-type="float" office:value="9461105" calcext:value-type="float">
            <text:p>9461105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22677589" calcext:value-type="float">
            <text:p>22677589</text:p>
          </table:table-cell>
          <table:table-cell table:formula="of:=[.G51]/100" office:value-type="float" office:value="226775.89" calcext:value-type="float">
            <text:p>226775.89</text:p>
          </table:table-cell>
          <table:table-cell office:value-type="float" office:value="21724.7" calcext:value-type="float">
            <text:p>21724.7</text:p>
          </table:table-cell>
          <table:table-cell office:value-type="float" office:value="253046" calcext:value-type="float">
            <text:p>253046</text:p>
          </table:table-cell>
          <table:table-cell/>
        </table:table-row>
        <table:table-row table:style-name="ro1">
          <table:table-cell office:value-type="string" calcext:value-type="string">
            <text:p>JAX </text:p>
          </table:table-cell>
          <table:table-cell office:value-type="float" office:value="1345596" calcext:value-type="float">
            <text:p>1345596</text:p>
          </table:table-cell>
          <table:table-cell/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5501889" calcext:value-type="float">
            <text:p>5501889</text:p>
          </table:table-cell>
          <table:table-cell table:formula="of:=[.G52]/100" office:value-type="float" office:value="55018.89" calcext:value-type="float">
            <text:p>55018.89</text:p>
          </table:table-cell>
          <table:table-cell/>
          <table:table-cell office:value-type="float" office:value="93010" calcext:value-type="float">
            <text:p>93010</text:p>
          </table:table-cell>
          <table:table-cell/>
        </table:table-row>
        <table:table-row table:style-name="ro1">
          <table:table-cell office:value-type="string" calcext:value-type="string">
            <text:p>SMF </text:p>
          </table:table-cell>
          <table:table-cell office:value-type="float" office:value="2149127" calcext:value-type="float">
            <text:p>2149127</text:p>
          </table:table-cell>
          <table:table-cell/>
          <table:table-cell office:value-type="float" office:value="6000" calcext:value-type="float">
            <text:p>6000</text:p>
          </table:table-cell>
          <table:table-cell table:number-columns-repeated="2"/>
          <table:table-cell office:value-type="float" office:value="10118794" calcext:value-type="float">
            <text:p>10118794</text:p>
          </table:table-cell>
          <table:table-cell table:formula="of:=[.G53]/100" office:value-type="float" office:value="101187.94" calcext:value-type="float">
            <text:p>101187.94</text:p>
          </table:table-cell>
          <table:table-cell/>
          <table:table-cell office:value-type="float" office:value="111197" calcext:value-type="float">
            <text:p>111197</text:p>
          </table:table-cell>
          <table:table-cell/>
        </table:table-row>
        <table:table-row table:style-name="ro1">
          <table:table-cell office:value-type="string" calcext:value-type="string">
            <text:p>OMA </text:p>
          </table:table-cell>
          <table:table-cell office:value-type="float" office:value="865350" calcext:value-type="float">
            <text:p>865350</text:p>
          </table:table-cell>
          <table:table-cell/>
          <table:table-cell office:value-type="float" office:value="2650" calcext:value-type="float">
            <text:p>26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350000" calcext:value-type="float">
            <text:p>4350000</text:p>
          </table:table-cell>
          <table:table-cell table:formula="of:=[.G54]/100" office:value-type="float" office:value="43500" calcext:value-type="float">
            <text:p>43500</text:p>
          </table:table-cell>
          <table:table-cell office:value-type="string" calcext:value-type="string">
            <text:p>93000000 lbs</text:p>
          </table:table-cell>
          <table:table-cell office:value-type="float" office:value="111155" calcext:value-type="float">
            <text:p>111155</text:p>
          </table:table-cell>
          <table:table-cell/>
        </table:table-row>
        <table:table-row table:style-name="ro1">
          <table:table-cell office:value-type="string" calcext:value-type="string">
            <text:p>MKE </text:p>
          </table:table-cell>
          <table:table-cell office:value-type="float" office:value="1555908" calcext:value-type="float">
            <text:p>1555908</text:p>
          </table:table-cell>
          <table:table-cell/>
          <table:table-cell office:value-type="float" office:value="2180" calcext:value-type="float">
            <text:p>218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538000" calcext:value-type="float">
            <text:p>6538000</text:p>
          </table:table-cell>
          <table:table-cell table:formula="of:=[.G55]/100" office:value-type="float" office:value="65380" calcext:value-type="float">
            <text:p>65380</text:p>
          </table:table-cell>
          <table:table-cell/>
          <table:table-cell office:value-type="float" office:value="112942" calcext:value-type="float">
            <text:p>112942</text:p>
          </table:table-cell>
          <table:table-cell/>
        </table:table-row>
        <table:table-row table:style-name="ro1">
          <table:table-cell office:value-type="string" calcext:value-type="string">
            <text:p>DAL </text:p>
          </table:table-cell>
          <table:table-cell office:value-type="float" office:value="6426214" calcext:value-type="float">
            <text:p>6426214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2"/>
          <table:table-cell office:value-type="float" office:value="15562738" calcext:value-type="float">
            <text:p>15562738</text:p>
          </table:table-cell>
          <table:table-cell table:formula="of:=[.G56]/100" office:value-type="float" office:value="155627.38" calcext:value-type="float">
            <text:p>155627.38</text:p>
          </table:table-cell>
          <table:table-cell/>
          <table:table-cell office:value-type="float" office:value="224193" calcext:value-type="float">
            <text:p>224193</text:p>
          </table:table-cell>
          <table:table-cell/>
        </table:table-row>
        <table:table-row table:style-name="ro1">
          <table:table-cell office:value-type="string" calcext:value-type="string">
            <text:p>MEM </text:p>
          </table:table-cell>
          <table:table-cell office:value-type="float" office:value="1324829" calcext:value-type="float">
            <text:p>1324829</text:p>
          </table:table-cell>
          <table:table-cell/>
          <table:table-cell office:value-type="float" office:value="3900" calcext:value-type="float">
            <text:p>3900</text:p>
          </table:table-cell>
          <table:table-cell table:number-columns-repeated="2"/>
          <table:table-cell office:value-type="float" office:value="3758450" calcext:value-type="float">
            <text:p>3758450</text:p>
          </table:table-cell>
          <table:table-cell table:formula="of:=[.G57]/100" office:value-type="float" office:value="37584.5" calcext:value-type="float">
            <text:p>37584.5</text:p>
          </table:table-cell>
          <table:table-cell office:value-type="string" calcext:value-type="string">
            <text:p>9460855765 lbs</text:p>
          </table:table-cell>
          <table:table-cell office:value-type="float" office:value="218781" calcext:value-type="float">
            <text:p>218781</text:p>
          </table:table-cell>
          <table:table-cell/>
        </table:table-row>
        <table:table-row table:style-name="ro1">
          <table:table-cell office:value-type="string" calcext:value-type="string">
            <text:p>OKC </text:p>
          </table:table-cell>
          <table:table-cell office:value-type="float" office:value="1252987" calcext:value-type="float">
            <text:p>1252987</text:p>
          </table:table-cell>
          <table:table-cell/>
          <table:table-cell office:value-type="float" office:value="8081" calcext:value-type="float">
            <text:p>8081</text:p>
          </table:table-cell>
          <table:table-cell table:number-columns-repeated="2"/>
          <table:table-cell office:value-type="float" office:value="3830000" calcext:value-type="float">
            <text:p>3830000</text:p>
          </table:table-cell>
          <table:table-cell table:formula="of:=[.G58]/100" office:value-type="float" office:value="38300" calcext:value-type="float">
            <text:p>38300</text:p>
          </table:table-cell>
          <table:table-cell/>
          <table:table-cell office:value-type="float" office:value="130816" calcext:value-type="float">
            <text:p>130816</text:p>
          </table:table-cell>
          <table:table-cell/>
        </table:table-row>
        <table:table-row table:style-name="ro1">
          <table:table-cell office:value-type="string" calcext:value-type="string">
            <text:p>HOU </text:p>
          </table:table-cell>
          <table:table-cell office:value-type="float" office:value="5920416" calcext:value-type="float">
            <text:p>5920416</text:p>
          </table:table-cell>
          <table:table-cell/>
          <table:table-cell office:value-type="float" office:value="1304" calcext:value-type="float">
            <text:p>1304</text:p>
          </table:table-cell>
          <table:table-cell table:number-columns-repeated="2"/>
          <table:table-cell office:value-type="float" office:value="12095482" calcext:value-type="float">
            <text:p>12095482</text:p>
          </table:table-cell>
          <table:table-cell table:formula="of:=[.G59]/100" office:value-type="float" office:value="120954.82" calcext:value-type="float">
            <text:p>120954.82</text:p>
          </table:table-cell>
          <table:table-cell/>
          <table:table-cell office:value-type="float" office:value="200587" calcext:value-type="float">
            <text:p>200587</text:p>
          </table:table-cell>
          <table:table-cell/>
        </table:table-row>
        <table:table-row table:style-name="ro1">
          <table:table-cell office:value-type="string" calcext:value-type="string">
            <text:p>SNA </text:p>
          </table:table-cell>
          <table:table-cell office:value-type="float" office:value="12828837" calcext:value-type="float">
            <text:p>12828837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0496511" calcext:value-type="float">
            <text:p>10496511</text:p>
          </table:table-cell>
          <table:table-cell table:formula="of:=[.G60]/100" office:value-type="float" office:value="104965.11" calcext:value-type="float">
            <text:p>104965.11</text:p>
          </table:table-cell>
          <table:table-cell/>
          <table:table-cell office:value-type="float" office:value="284246" calcext:value-type="float">
            <text:p>284246</text:p>
          </table:table-cell>
          <table:table-cell/>
        </table:table-row>
        <table:table-row table:style-name="ro1">
          <table:table-cell office:value-type="string" calcext:value-type="string">
            <text:p>ORF </text:p>
          </table:table-cell>
          <table:table-cell office:value-type="float" office:value="1676822" calcext:value-type="float">
            <text:p>1676822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2"/>
          <table:table-cell office:value-type="float" office:value="1500695" calcext:value-type="float">
            <text:p>1500695</text:p>
          </table:table-cell>
          <table:table-cell table:formula="of:=[.G61]/100" office:value-type="float" office:value="15006.95" calcext:value-type="float">
            <text:p>15006.95</text:p>
          </table:table-cell>
          <table:table-cell office:value-type="string" calcext:value-type="string">
            <text:p>70000000 lbs</text:p>
          </table:table-cell>
          <table:table-cell office:value-type="float" office:value="91906" calcext:value-type="float">
            <text:p>91906</text:p>
          </table:table-cell>
          <table:table-cell/>
        </table:table-row>
        <table:table-row table:style-name="ro1">
          <table:table-cell office:value-type="string" calcext:value-type="string">
            <text:p>ABQ </text:p>
          </table:table-cell>
          <table:table-cell office:value-type="float" office:value="887077" calcext:value-type="float">
            <text:p>887077</text:p>
          </table:table-cell>
          <table:table-cell/>
          <table:table-cell office:value-type="float" office:value="2039" calcext:value-type="float">
            <text:p>2039</text:p>
          </table:table-cell>
          <table:table-cell table:number-columns-repeated="2"/>
          <table:table-cell office:value-type="float" office:value="4775098" calcext:value-type="float">
            <text:p>4775098</text:p>
          </table:table-cell>
          <table:table-cell table:formula="of:=[.G62]/100" office:value-type="float" office:value="47750.98" calcext:value-type="float">
            <text:p>47750.98</text:p>
          </table:table-cell>
          <table:table-cell/>
          <table:table-cell office:value-type="float" office:value="133914" calcext:value-type="float">
            <text:p>133914</text:p>
          </table:table-cell>
          <table:table-cell/>
        </table:table-row>
        <table:table-row table:style-name="ro1">
          <table:table-cell office:value-type="string" calcext:value-type="string">
            <text:p>SDF </text:p>
          </table:table-cell>
          <table:table-cell office:value-type="float" office:value="1235708" calcext:value-type="float">
            <text:p>1235708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3359472" calcext:value-type="float">
            <text:p>3359472</text:p>
          </table:table-cell>
          <table:table-cell table:formula="of:=[.G63]/100" office:value-type="float" office:value="33594.72" calcext:value-type="float">
            <text:p>33594.72</text:p>
          </table:table-cell>
          <table:table-cell/>
          <table:table-cell office:value-type="float" office:value="146939" calcext:value-type="float">
            <text:p>146939</text:p>
          </table:table-cell>
          <table:table-cell/>
        </table:table-row>
        <table:table-row table:style-name="ro1">
          <table:table-cell office:value-type="string" calcext:value-type="string">
            <text:p>RIC </text:p>
          </table:table-cell>
          <table:table-cell office:value-type="float" office:value="1208101" calcext:value-type="float">
            <text:p>1208101</text:p>
          </table:table-cell>
          <table:table-cell table:number-columns-repeated="4"/>
          <table:table-cell office:value-type="float" office:value="3688199" calcext:value-type="float">
            <text:p>3688199</text:p>
          </table:table-cell>
          <table:table-cell table:formula="of:=[.G64]/100" office:value-type="float" office:value="36881.99" calcext:value-type="float">
            <text:p>36881.99</text:p>
          </table:table-cell>
          <table:table-cell office:value-type="float" office:value="63000" calcext:value-type="float">
            <text:p>63000</text:p>
          </table:table-cell>
          <table:table-cell office:value-type="float" office:value="99067" calcext:value-type="float">
            <text:p>99067</text:p>
          </table:table-cell>
          <table:table-cell/>
        </table:table-row>
        <table:table-row table:style-name="ro1">
          <table:table-cell office:value-type="string" calcext:value-type="string">
            <text:p>BUR </text:p>
          </table:table-cell>
          <table:table-cell office:value-type="float" office:value="12828837" calcext:value-type="float">
            <text:p>12828837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2"/>
          <table:table-cell office:value-type="float" office:value="2239804" calcext:value-type="float">
            <text:p>2239804</text:p>
          </table:table-cell>
          <table:table-cell table:formula="of:=[.G65]/100" office:value-type="float" office:value="22398.04" calcext:value-type="float">
            <text:p>22398.04</text:p>
          </table:table-cell>
          <table:table-cell/>
          <table:table-cell office:value-type="float" office:value="126149" calcext:value-type="float">
            <text:p>126149</text:p>
          </table:table-cell>
          <table:table-cell/>
        </table:table-row>
        <table:table-row table:style-name="ro1">
          <table:table-cell office:value-type="string" calcext:value-type="string">
            <text:p>IFP 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121468" calcext:value-type="float">
            <text:p>121468</text:p>
          </table:table-cell>
          <table:table-cell table:formula="of:=[.G66]/100" office:value-type="float" office:value="1214.68" calcext:value-type="float">
            <text:p>1214.68</text:p>
          </table:table-cell>
          <table:table-cell/>
          <table:table-cell office:value-type="float" office:value="13460" calcext:value-type="float">
            <text:p>13460</text:p>
          </table:table-cell>
          <table:table-cell/>
        </table:table-row>
        <table:table-row table:style-name="ro1">
          <table:table-cell office:value-type="string" calcext:value-type="string">
            <text:p>SJU </text:p>
          </table:table-cell>
          <table:table-cell office:value-type="float" office:value="2350126" calcext:value-type="float">
            <text:p>2350126</text:p>
          </table:table-cell>
          <table:table-cell table:number-columns-repeated="4"/>
          <table:table-cell office:value-type="float" office:value="8448172" calcext:value-type="float">
            <text:p>8448172</text:p>
          </table:table-cell>
          <table:table-cell table:formula="of:=[.G67]/100" office:value-type="float" office:value="84481.72" calcext:value-type="float">
            <text:p>84481.72</text:p>
          </table:table-cell>
          <table:table-cell/>
          <table:table-cell office:value-type="float" office:value="156679" calcext:value-type="float">
            <text:p>156679</text:p>
          </table:table-cell>
          <table:table-cell/>
        </table:table-row>
        <table:table-row table:style-name="ro1">
          <table:table-cell office:value-type="string" calcext:value-type="string">
            <text:p>ALB </text:p>
          </table:table-cell>
          <table:table-cell office:value-type="float" office:value="870716" calcext:value-type="float">
            <text:p>870716</text:p>
          </table:table-cell>
          <table:table-cell table:number-columns-repeated="4"/>
          <table:table-cell office:value-type="float" office:value="2393506" calcext:value-type="float">
            <text:p>2393506</text:p>
          </table:table-cell>
          <table:table-cell table:formula="of:=[.G68]/100" office:value-type="float" office:value="23935.06" calcext:value-type="float">
            <text:p>23935.06</text:p>
          </table:table-cell>
          <table:table-cell/>
          <table:table-cell office:value-type="float" office:value="154094" calcext:value-type="float">
            <text:p>154094</text:p>
          </table:table-cell>
          <table:table-cell/>
        </table:table-row>
        <table:table-row table:style-name="ro1">
          <table:table-cell office:value-type="string" calcext:value-type="string">
            <text:p>PVD </text:p>
          </table:table-cell>
          <table:table-cell office:value-type="float" office:value="1600852" calcext:value-type="float">
            <text:p>1600852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2"/>
          <table:table-cell office:value-type="float" office:value="3566769" calcext:value-type="float">
            <text:p>3566769</text:p>
          </table:table-cell>
          <table:table-cell table:formula="of:=[.G69]/100" office:value-type="float" office:value="35667.69" calcext:value-type="float">
            <text:p>35667.69</text:p>
          </table:table-cell>
          <table:table-cell/>
          <table:table-cell office:value-type="float" office:value="74280" calcext:value-type="float">
            <text:p>74280</text:p>
          </table:table-cell>
          <table:table-cell/>
        </table:table-row>
        <table:table-row table:style-name="ro1">
          <table:table-cell office:value-type="string" calcext:value-type="string">
            <text:p>PBI </text:p>
          </table:table-cell>
          <table:table-cell office:value-type="float" office:value="5564635" calcext:value-type="float">
            <text:p>5564635</text:p>
          </table:table-cell>
          <table:table-cell/>
          <table:table-cell office:value-type="float" office:value="2120" calcext:value-type="float">
            <text:p>2120</text:p>
          </table:table-cell>
          <table:table-cell table:number-columns-repeated="2"/>
          <table:table-cell office:value-type="float" office:value="6265530" calcext:value-type="float">
            <text:p>6265530</text:p>
          </table:table-cell>
          <table:table-cell table:formula="of:=[.G70]/100" office:value-type="float" office:value="62655.3" calcext:value-type="float">
            <text:p>62655.3</text:p>
          </table:table-cell>
          <table:table-cell/>
          <table:table-cell office:value-type="float" office:value="153056" calcext:value-type="float">
            <text:p>153056</text:p>
          </table:table-cell>
          <table:table-cell/>
        </table:table-row>
        <table:table-row table:style-name="ro1">
          <table:table-cell office:value-type="string" calcext:value-type="string">
            <text:p>GRR </text:p>
          </table:table-cell>
          <table:table-cell office:value-type="float" office:value="988938" calcext:value-type="float">
            <text:p>988938</text:p>
          </table:table-cell>
          <table:table-cell table:number-columns-repeated="4"/>
          <table:table-cell office:value-type="float" office:value="2653630" calcext:value-type="float">
            <text:p>2653630</text:p>
          </table:table-cell>
          <table:table-cell table:formula="of:=[.G71]/100" office:value-type="float" office:value="26536.3" calcext:value-type="float">
            <text:p>26536.3</text:p>
          </table:table-cell>
          <table:table-cell/>
          <table:table-cell office:value-type="float" office:value="76256" calcext:value-type="float">
            <text:p>76256</text:p>
          </table:table-cell>
          <table:table-cell/>
        </table:table-row>
        <table:table-row table:style-name="ro1">
          <table:table-cell office:value-type="string" calcext:value-type="string">
            <text:p>HNL </text:p>
          </table:table-cell>
          <table:table-cell office:value-type="float" office:value="953207" calcext:value-type="float">
            <text:p>953207</text:p>
          </table:table-cell>
          <table:table-cell table:number-columns-repeated="4"/>
          <table:table-cell office:value-type="float" office:value="19869707" calcext:value-type="float">
            <text:p>19869707</text:p>
          </table:table-cell>
          <table:table-cell table:formula="of:=[.G72]/100" office:value-type="float" office:value="198697.07" calcext:value-type="float">
            <text:p>198697.07</text:p>
          </table:table-cell>
          <table:table-cell office:value-type="float" office:value="412270" calcext:value-type="float">
            <text:p>412270</text:p>
          </table:table-cell>
          <table:table-cell office:value-type="float" office:value="278145" calcext:value-type="float">
            <text:p>278145</text:p>
          </table:table-cell>
          <table:table-cell/>
        </table:table-row>
        <table:table-row table:style-name="ro1">
          <table:table-cell office:value-type="string" calcext:value-type="string">
            <text:p>RNO </text:p>
          </table:table-cell>
          <table:table-cell office:value-type="float" office:value="425417" calcext:value-type="float">
            <text:p>425417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3650830" calcext:value-type="float">
            <text:p>3650830</text:p>
          </table:table-cell>
          <table:table-cell table:formula="of:=[.G73]/100" office:value-type="float" office:value="36508.3" calcext:value-type="float">
            <text:p>36508.3</text:p>
          </table:table-cell>
          <table:table-cell/>
          <table:table-cell office:value-type="float" office:value="81431" calcext:value-type="float">
            <text:p>81431</text:p>
          </table:table-cell>
          <table:table-cell/>
        </table:table-row>
        <table:table-row table:style-name="ro1">
          <table:table-cell office:value-type="string" calcext:value-type="string">
            <text:p>ROC </text:p>
          </table:table-cell>
          <table:table-cell office:value-type="float" office:value="1079671" calcext:value-type="float">
            <text:p>1079671</text:p>
          </table:table-cell>
          <table:table-cell/>
          <table:table-cell office:value-type="float" office:value="1136" calcext:value-type="float">
            <text:p>1136</text:p>
          </table:table-cell>
          <table:table-cell table:number-columns-repeated="2"/>
          <table:table-cell office:value-type="float" office:value="2339000" calcext:value-type="float">
            <text:p>2339000</text:p>
          </table:table-cell>
          <table:table-cell table:formula="of:=[.G74]/100" office:value-type="float" office:value="23390" calcext:value-type="float">
            <text:p>23390</text:p>
          </table:table-cell>
          <table:table-cell/>
          <table:table-cell office:value-type="float" office:value="137601" calcext:value-type="float">
            <text:p>137601</text:p>
          </table:table-cell>
          <table:table-cell/>
        </table:table-row>
        <table:table-row table:style-name="ro1">
          <table:table-cell office:value-type="string" calcext:value-type="string">
            <text:p>TUL </text:p>
          </table:table-cell>
          <table:table-cell office:value-type="float" office:value="937478" calcext:value-type="float">
            <text:p>937478</text:p>
          </table:table-cell>
          <table:table-cell/>
          <table:table-cell office:value-type="float" office:value="4360" calcext:value-type="float">
            <text:p>4360</text:p>
          </table:table-cell>
          <table:table-cell table:number-columns-repeated="2"/>
          <table:table-cell office:value-type="float" office:value="2840324" calcext:value-type="float">
            <text:p>2840324</text:p>
          </table:table-cell>
          <table:table-cell table:formula="of:=[.G75]/100" office:value-type="float" office:value="28403.24" calcext:value-type="float">
            <text:p>28403.24</text:p>
          </table:table-cell>
          <table:table-cell/>
          <table:table-cell office:value-type="float" office:value="116580" calcext:value-type="float">
            <text:p>116580</text:p>
          </table:table-cell>
          <table:table-cell/>
        </table:table-row>
        <table:table-row table:style-name="ro1">
          <table:table-cell office:value-type="string" calcext:value-type="string">
            <text:p>CHS </text:p>
          </table:table-cell>
          <table:table-cell office:value-type="float" office:value="664607" calcext:value-type="float">
            <text:p>664607</text:p>
          </table:table-cell>
          <table:table-cell/>
          <table:table-cell office:value-type="float" office:value="2060" calcext:value-type="float">
            <text:p>2060</text:p>
          </table:table-cell>
          <table:table-cell table:number-columns-repeated="2"/>
          <table:table-cell office:value-type="float" office:value="3418089" calcext:value-type="float">
            <text:p>3418089</text:p>
          </table:table-cell>
          <table:table-cell table:formula="of:=[.G76]/100" office:value-type="float" office:value="34180.89" calcext:value-type="float">
            <text:p>34180.89</text:p>
          </table:table-cell>
          <table:table-cell/>
          <table:table-cell office:value-type="float" office:value="105782" calcext:value-type="float">
            <text:p>105782</text:p>
          </table:table-cell>
          <table:table-cell/>
        </table:table-row>
        <table:table-row table:style-name="ro1">
          <table:table-cell office:value-type="string" calcext:value-type="string">
            <text:p>DSM </text:p>
          </table:table-cell>
          <table:table-cell office:value-type="float" office:value="569633" calcext:value-type="float">
            <text:p>569633</text:p>
          </table:table-cell>
          <table:table-cell/>
          <table:table-cell office:value-type="float" office:value="2625" calcext:value-type="float">
            <text:p>2625</text:p>
          </table:table-cell>
          <table:table-cell table:number-columns-repeated="2"/>
          <table:table-cell office:value-type="float" office:value="2483924" calcext:value-type="float">
            <text:p>2483924</text:p>
          </table:table-cell>
          <table:table-cell table:formula="of:=[.G77]/100" office:value-type="float" office:value="24839.24" calcext:value-type="float">
            <text:p>24839.24</text:p>
          </table:table-cell>
          <table:table-cell office:value-type="string" calcext:value-type="string">
            <text:p>131980841 lbs</text:p>
          </table:table-cell>
          <table:table-cell office:value-type="float" office:value="69387" calcext:value-type="float">
            <text:p>69387</text:p>
          </table:table-cell>
          <table:table-cell/>
        </table:table-row>
        <table:table-row table:style-name="ro1">
          <table:table-cell office:value-type="string" calcext:value-type="string">
            <text:p>SYR </text:p>
          </table:table-cell>
          <table:table-cell office:value-type="float" office:value="662577" calcext:value-type="float">
            <text:p>662577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951370" calcext:value-type="float">
            <text:p>1951370</text:p>
          </table:table-cell>
          <table:table-cell table:formula="of:=[.G78]/100" office:value-type="float" office:value="19513.7" calcext:value-type="float">
            <text:p>19513.7</text:p>
          </table:table-cell>
          <table:table-cell/>
          <table:table-cell office:value-type="float" office:value="72113" calcext:value-type="float">
            <text:p>72113</text:p>
          </table:table-cell>
          <table:table-cell/>
        </table:table-row>
        <table:table-row table:style-name="ro1">
          <table:table-cell office:value-type="string" calcext:value-type="string">
            <text:p>SFB </text:p>
          </table:table-cell>
          <table:table-cell office:value-type="float" office:value="2134411" calcext:value-type="float">
            <text:p>2134411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2752410" calcext:value-type="float">
            <text:p>2752410</text:p>
          </table:table-cell>
          <table:table-cell table:formula="of:=[.G79]/100" office:value-type="float" office:value="27524.1" calcext:value-type="float">
            <text:p>27524.1</text:p>
          </table:table-cell>
          <table:table-cell/>
          <table:table-cell office:value-type="float" office:value="289759" calcext:value-type="float">
            <text:p>289759</text:p>
          </table:table-cell>
          <table:table-cell/>
        </table:table-row>
        <table:table-row table:style-name="ro1">
          <table:table-cell office:value-type="string" calcext:value-type="string">
            <text:p>ELP </text:p>
          </table:table-cell>
          <table:table-cell office:value-type="float" office:value="804123" calcext:value-type="float">
            <text:p>804123</text:p>
          </table:table-cell>
          <table:table-cell/>
          <table:table-cell office:value-type="float" office:value="6670" calcext:value-type="float">
            <text:p>6670</text:p>
          </table:table-cell>
          <table:table-cell table:number-columns-repeated="2"/>
          <table:table-cell office:value-type="float" office:value="2807734" calcext:value-type="float">
            <text:p>2807734</text:p>
          </table:table-cell>
          <table:table-cell table:formula="of:=[.G80]/100" office:value-type="float" office:value="28077.34" calcext:value-type="float">
            <text:p>28077.34</text:p>
          </table:table-cell>
          <table:table-cell/>
          <table:table-cell office:value-type="float" office:value="79148" calcext:value-type="float">
            <text:p>79148</text:p>
          </table:table-cell>
          <table:table-cell/>
        </table:table-row>
        <table:table-row table:style-name="ro1">
          <table:table-cell office:value-type="string" calcext:value-type="string">
            <text:p>BOI </text:p>
          </table:table-cell>
          <table:table-cell office:value-type="float" office:value="616561" calcext:value-type="float">
            <text:p>616561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2978281" calcext:value-type="float">
            <text:p>2978281</text:p>
          </table:table-cell>
          <table:table-cell table:formula="of:=[.G81]/100" office:value-type="float" office:value="29782.81" calcext:value-type="float">
            <text:p>29782.81</text:p>
          </table:table-cell>
          <table:table-cell/>
          <table:table-cell office:value-type="float" office:value="121782" calcext:value-type="float">
            <text:p>121782</text:p>
          </table:table-cell>
          <table:table-cell/>
        </table:table-row>
        <table:table-row table:style-name="ro1">
          <table:table-cell office:value-type="string" calcext:value-type="string">
            <text:p>ONT </text:p>
          </table:table-cell>
          <table:table-cell office:value-type="float" office:value="12828837" calcext:value-type="float">
            <text:p>12828837</text:p>
          </table:table-cell>
          <table:table-cell/>
          <table:table-cell office:value-type="float" office:value="1741" calcext:value-type="float">
            <text:p>1741</text:p>
          </table:table-cell>
          <table:table-cell table:number-columns-repeated="2"/>
          <table:table-cell office:value-type="float" office:value="4217366" calcext:value-type="float">
            <text:p>4217366</text:p>
          </table:table-cell>
          <table:table-cell table:formula="of:=[.G82]/100" office:value-type="float" office:value="42173.66" calcext:value-type="float">
            <text:p>42173.66</text:p>
          </table:table-cell>
          <table:table-cell/>
          <table:table-cell office:value-type="float" office:value="88074" calcext:value-type="float">
            <text:p>88074</text:p>
          </table:table-cell>
          <table:table-cell/>
        </table:table-row>
        <table:table-row table:style-name="ro1">
          <table:table-cell office:value-type="string" calcext:value-type="string">
            <text:p>OME 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56658" calcext:value-type="float">
            <text:p>56658</text:p>
          </table:table-cell>
          <table:table-cell table:formula="of:=[.G83]/100" office:value-type="float" office:value="566.58" calcext:value-type="float">
            <text:p>566.58</text:p>
          </table:table-cell>
          <table:table-cell/>
          <table:table-cell office:value-type="float" office:value="28000" calcext:value-type="float">
            <text:p>28000</text:p>
          </table:table-cell>
          <table:table-cell/>
        </table:table-row>
        <table:table-row table:style-name="ro1">
          <table:table-cell office:value-type="string" calcext:value-type="string">
            <text:p>TUS </text:p>
          </table:table-cell>
          <table:table-cell office:value-type="float" office:value="980263" calcext:value-type="float">
            <text:p>980263</text:p>
          </table:table-cell>
          <table:table-cell/>
          <table:table-cell office:value-type="float" office:value="7938" calcext:value-type="float">
            <text:p>7938</text:p>
          </table:table-cell>
          <table:table-cell table:number-columns-repeated="2"/>
          <table:table-cell office:value-type="float" office:value="3285654" calcext:value-type="float">
            <text:p>3285654</text:p>
          </table:table-cell>
          <table:table-cell table:formula="of:=[.G84]/100" office:value-type="float" office:value="32856.54" calcext:value-type="float">
            <text:p>32856.54</text:p>
          </table:table-cell>
          <table:table-cell/>
          <table:table-cell office:value-type="float" office:value="136855" calcext:value-type="float">
            <text:p>136855</text:p>
          </table:table-cell>
          <table:table-cell/>
        </table:table-row>
        <table:table-row table:style-name="ro1">
          <table:table-cell office:value-type="string" calcext:value-type="string">
            <text:p>GSO </text:p>
          </table:table-cell>
          <table:table-cell office:value-type="float" office:value="723801" calcext:value-type="float">
            <text:p>723801</text:p>
          </table:table-cell>
          <table:table-cell/>
          <table:table-cell office:value-type="float" office:value="2800" calcext:value-type="float">
            <text:p>2800</text:p>
          </table:table-cell>
          <table:table-cell table:number-columns-repeated="2"/>
          <table:table-cell office:value-type="float" office:value="918477" calcext:value-type="float">
            <text:p>918477</text:p>
          </table:table-cell>
          <table:table-cell table:formula="of:=[.G85]/100" office:value-type="float" office:value="9184.77" calcext:value-type="float">
            <text:p>9184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HM </text:p>
          </table:table-cell>
          <table:table-cell office:value-type="float" office:value="1128047" calcext:value-type="float">
            <text:p>1128047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594000" calcext:value-type="float">
            <text:p>2594000</text:p>
          </table:table-cell>
          <table:table-cell table:formula="of:=[.G86]/100" office:value-type="float" office:value="25940" calcext:value-type="float">
            <text:p>25940</text:p>
          </table:table-cell>
          <table:table-cell office:value-type="string" calcext:value-type="string">
            <text:p>176272280 lbs</text:p>
          </table:table-cell>
          <table:table-cell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string" calcext:value-type="string">
            <text:p>MHT </text:p>
          </table:table-cell>
          <table:table-cell office:value-type="float" office:value="400721" calcext:value-type="float">
            <text:p>400721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2814125" calcext:value-type="float">
            <text:p>2814125</text:p>
          </table:table-cell>
          <table:table-cell table:formula="of:=[.G87]/100" office:value-type="float" office:value="28141.25" calcext:value-type="float">
            <text:p>28141.25</text:p>
          </table:table-cell>
          <table:table-cell/>
          <table:table-cell office:value-type="float" office:value="93138" calcext:value-type="float">
            <text:p>93138</text:p>
          </table:table-cell>
          <table:table-cell/>
        </table:table-row>
        <table:table-row table:style-name="ro1">
          <table:table-cell office:value-type="string" calcext:value-type="string">
            <text:p>HPN </text:p>
          </table:table-cell>
          <table:table-cell office:value-type="float" office:value="19567410" calcext:value-type="float">
            <text:p>19567410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1468851" calcext:value-type="float">
            <text:p>1468851</text:p>
          </table:table-cell>
          <table:table-cell table:formula="of:=[.G88]/100" office:value-type="float" office:value="14688.51" calcext:value-type="float">
            <text:p>14688.51</text:p>
          </table:table-cell>
          <table:table-cell/>
          <table:table-cell office:value-type="float" office:value="197037" calcext:value-type="float">
            <text:p>197037</text:p>
          </table:table-cell>
          <table:table-cell/>
        </table:table-row>
        <table:table-row table:style-name="ro1">
          <table:table-cell office:value-type="string" calcext:value-type="string">
            <text:p>GEG </text:p>
          </table:table-cell>
          <table:table-cell office:value-type="float" office:value="527753" calcext:value-type="float">
            <text:p>527753</text:p>
          </table:table-cell>
          <table:table-cell table:number-columns-repeated="4"/>
          <table:table-cell office:value-type="float" office:value="3234095" calcext:value-type="float">
            <text:p>3234095</text:p>
          </table:table-cell>
          <table:table-cell table:formula="of:=[.G89]/100" office:value-type="float" office:value="32340.95" calcext:value-type="float">
            <text:p>32340.95</text:p>
          </table:table-cell>
          <table:table-cell office:value-type="float" office:value="67376" calcext:value-type="float">
            <text:p>67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</text:p>
          </table:table-cell>
          <table:table-cell office:value-type="float" office:value="799232" calcext:value-type="float">
            <text:p>799232</text:p>
          </table:table-cell>
          <table:table-cell/>
          <table:table-cell office:value-type="float" office:value="4200" calcext:value-type="float">
            <text:p>4200</text:p>
          </table:table-cell>
          <table:table-cell table:number-columns-repeated="2"/>
          <table:table-cell office:value-type="float" office:value="1072630" calcext:value-type="float">
            <text:p>1072630</text:p>
          </table:table-cell>
          <table:table-cell table:formula="of:=[.G90]/100" office:value-type="float" office:value="10726.3" calcext:value-type="float">
            <text:p>10726.3</text:p>
          </table:table-cell>
          <table:table-cell office:value-type="float" office:value="10069" calcext:value-type="float">
            <text:p>10069</text:p>
          </table:table-cell>
          <table:table-cell office:value-type="float" office:value="50173" calcext:value-type="float">
            <text:p>50173</text:p>
          </table:table-cell>
          <table:table-cell/>
        </table:table-row>
        <table:table-row table:style-name="ro1">
          <table:table-cell office:value-type="string" calcext:value-type="string">
            <text:p>OTZ </text:p>
          </table:table-cell>
          <table:table-cell office:value-type="float" office:value="3201" calcext:value-type="float">
            <text:p>3201</text:p>
          </table:table-cell>
          <table:table-cell/>
          <table:table-cell office:value-type="float" office:value="1480" calcext:value-type="float">
            <text:p>1480</text:p>
          </table:table-cell>
          <table:table-cell table:number-columns-repeated="3"/>
          <table:table-cell table:formula="of:=[.G91]/100" office:value-type="float" office:value="0" calcext:value-type="float">
            <text:p>0</text:p>
          </table:table-cell>
          <table:table-cell/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string" calcext:value-type="string">
            <text:p>OGG </text:p>
          </table:table-cell>
          <table:table-cell office:value-type="float" office:value="154924" calcext:value-type="float">
            <text:p>154924</text:p>
          </table:table-cell>
          <table:table-cell/>
          <table:table-cell office:value-type="float" office:value="1391" calcext:value-type="float">
            <text:p>1391</text:p>
          </table:table-cell>
          <table:table-cell table:number-columns-repeated="2"/>
          <table:table-cell office:value-type="float" office:value="5346694" calcext:value-type="float">
            <text:p>5346694</text:p>
          </table:table-cell>
          <table:table-cell table:formula="of:=[.G92]/100" office:value-type="float" office:value="53466.94" calcext:value-type="float">
            <text:p>53466.94</text:p>
          </table:table-cell>
          <table:table-cell office:value-type="float" office:value="40015" calcext:value-type="float">
            <text:p>40015</text:p>
          </table:table-cell>
          <table:table-cell office:value-type="float" office:value="118896" calcext:value-type="float">
            <text:p>118896</text:p>
          </table:table-cell>
          <table:table-cell/>
        </table:table-row>
        <table:table-row table:style-name="ro1">
          <table:table-cell office:value-type="string" calcext:value-type="string">
            <text:p>GSP </text:p>
          </table:table-cell>
          <table:table-cell office:value-type="float" office:value="824112" calcext:value-type="float">
            <text:p>824112</text:p>
          </table:table-cell>
          <table:table-cell/>
          <table:table-cell office:value-type="float" office:value="3500" calcext:value-type="float">
            <text:p>3500</text:p>
          </table:table-cell>
          <table:table-cell table:number-columns-repeated="2"/>
          <table:table-cell office:value-type="float" office:value="2018319" calcext:value-type="float">
            <text:p>2018319</text:p>
          </table:table-cell>
          <table:table-cell table:formula="of:=[.G93]/100" office:value-type="float" office:value="20183.19" calcext:value-type="float">
            <text:p>20183.19</text:p>
          </table:table-cell>
          <table:table-cell office:value-type="string" calcext:value-type="string">
            <text:p>60000000 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T </text:p>
          </table:table-cell>
          <table:table-cell office:value-type="float" office:value="630919" calcext:value-type="float">
            <text:p>630919</text:p>
          </table:table-cell>
          <table:table-cell/>
          <table:table-cell office:value-type="float" office:value="1923" calcext:value-type="float">
            <text:p>1923</text:p>
          </table:table-cell>
          <table:table-cell table:number-columns-repeated="2"/>
          <table:table-cell office:value-type="float" office:value="736220" calcext:value-type="float">
            <text:p>736220</text:p>
          </table:table-cell>
          <table:table-cell table:formula="of:=[.G94]/100" office:value-type="float" office:value="7362.2" calcext:value-type="float">
            <text:p>7362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 </text:p>
          </table:table-cell>
          <table:table-cell office:value-type="float" office:value="274549" calcext:value-type="float">
            <text:p>274549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200282" calcext:value-type="float">
            <text:p>1200282</text:p>
          </table:table-cell>
          <table:table-cell table:formula="of:=[.G95]/100" office:value-type="float" office:value="12002.82" calcext:value-type="float">
            <text:p>12002.82</text:p>
          </table:table-cell>
          <table:table-cell/>
          <table:table-cell office:value-type="float" office:value="26470" calcext:value-type="float">
            <text:p>26470</text:p>
          </table:table-cell>
          <table:table-cell/>
        </table:table-row>
        <table:table-row table:style-name="ro1">
          <table:table-cell office:value-type="string" calcext:value-type="string">
            <text:p>AZA </text:p>
          </table:table-cell>
          <table:table-cell office:value-type="float" office:value="4192887" calcext:value-type="float">
            <text:p>4192887</text:p>
          </table:table-cell>
          <table:table-cell/>
          <table:table-cell office:value-type="float" office:value="3020" calcext:value-type="float">
            <text:p>3020</text:p>
          </table:table-cell>
          <table:table-cell table:number-columns-repeated="2"/>
          <table:table-cell office:value-type="float" office:value="1242237" calcext:value-type="float">
            <text:p>1242237</text:p>
          </table:table-cell>
          <table:table-cell table:formula="of:=[.G96]/100" office:value-type="float" office:value="12422.37" calcext:value-type="float">
            <text:p>12422.37</text:p>
          </table:table-cell>
          <table:table-cell/>
          <table:table-cell office:value-type="float" office:value="228368" calcext:value-type="float">
            <text:p>228368</text:p>
          </table:table-cell>
          <table:table-cell/>
        </table:table-row>
        <table:table-row table:style-name="ro1">
          <table:table-cell office:value-type="string" calcext:value-type="string">
            <text:p>PIE </text:p>
          </table:table-cell>
          <table:table-cell office:value-type="float" office:value="2783243" calcext:value-type="float">
            <text:p>2783243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865942" calcext:value-type="float">
            <text:p>865942</text:p>
          </table:table-cell>
          <table:table-cell table:formula="of:=[.G97]/100" office:value-type="float" office:value="8659.42" calcext:value-type="float">
            <text:p>8659.42</text:p>
          </table:table-cell>
          <table:table-cell office:value-type="float" office:value="15060" calcext:value-type="float">
            <text:p>15060</text:p>
          </table:table-cell>
          <table:table-cell office:value-type="float" office:value="105273" calcext:value-type="float">
            <text:p>105273</text:p>
          </table:table-cell>
          <table:table-cell/>
        </table:table-row>
        <table:table-row table:style-name="ro1">
          <table:table-cell office:value-type="string" calcext:value-type="string">
            <text:p>PWM </text:p>
          </table:table-cell>
          <table:table-cell office:value-type="float" office:value="2226009" calcext:value-type="float">
            <text:p>2226009</text:p>
          </table:table-cell>
          <table:table-cell table:number-columns-repeated="4"/>
          <table:table-cell office:value-type="float" office:value="1667734" calcext:value-type="float">
            <text:p>1667734</text:p>
          </table:table-cell>
          <table:table-cell table:formula="of:=[.G98]/100" office:value-type="float" office:value="16677.34" calcext:value-type="float">
            <text:p>16677.34</text:p>
          </table:table-cell>
          <table:table-cell/>
          <table:table-cell office:value-type="float" office:value="46633" calcext:value-type="float">
            <text:p>46633</text:p>
          </table:table-cell>
          <table:table-cell/>
        </table:table-row>
        <table:table-row table:style-name="ro1">
          <table:table-cell office:value-type="string" calcext:value-type="string">
            <text:p>MSN </text:p>
          </table:table-cell>
          <table:table-cell office:value-type="float" office:value="605435" calcext:value-type="float">
            <text:p>605435</text:p>
          </table:table-cell>
          <table:table-cell/>
          <table:table-cell office:value-type="float" office:value="3500" calcext:value-type="float">
            <text:p>3500</text:p>
          </table:table-cell>
          <table:table-cell table:number-columns-repeated="2"/>
          <table:table-cell office:value-type="float" office:value="896000" calcext:value-type="float">
            <text:p>896000</text:p>
          </table:table-cell>
          <table:table-cell table:formula="of:=[.G99]/100" office:value-type="float" office:value="8960" calcext:value-type="float">
            <text:p>8960</text:p>
          </table:table-cell>
          <table:table-cell/>
          <table:table-cell office:value-type="float" office:value="79731" calcext:value-type="float">
            <text:p>79731</text:p>
          </table:table-cell>
          <table:table-cell/>
        </table:table-row>
        <table:table-row table:style-name="ro1">
          <table:table-cell office:value-type="string" calcext:value-type="string">
            <text:p>LIT </text:p>
          </table:table-cell>
          <table:table-cell office:value-type="float" office:value="699757" calcext:value-type="float">
            <text:p>699757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899000" calcext:value-type="float">
            <text:p>1899000</text:p>
          </table:table-cell>
          <table:table-cell table:formula="of:=[.G100]/100" office:value-type="float" office:value="18990" calcext:value-type="float">
            <text:p>18990</text:p>
          </table:table-cell>
          <table:table-cell/>
          <table:table-cell office:value-type="float" office:value="93509" calcext:value-type="float">
            <text:p>93509</text:p>
          </table:table-cell>
          <table:table-cell/>
        </table:table-row>
        <table:table-row table:style-name="ro1">
          <table:table-cell office:value-type="string" calcext:value-type="string">
            <text:p>ADQ </text:p>
          </table:table-cell>
          <table:table-cell office:value-type="float" office:value="6130" calcext:value-type="float">
            <text:p>6130</text:p>
          </table:table-cell>
          <table:table-cell table:number-columns-repeated="4"/>
          <table:table-cell office:value-type="float" office:value="80303" calcext:value-type="float">
            <text:p>80303</text:p>
          </table:table-cell>
          <table:table-cell table:formula="of:=[.G101]/100" office:value-type="float" office:value="803.03" calcext:value-type="float">
            <text:p>803.03</text:p>
          </table:table-cell>
          <table:table-cell/>
          <table:table-cell office:value-type="float" office:value="40949" calcext:value-type="float">
            <text:p>40949</text:p>
          </table:table-cell>
          <table:table-cell/>
        </table:table-row>
        <table:table-row table:style-name="ro1">
          <table:table-cell office:value-type="string" calcext:value-type="string">
            <text:p>JNU </text:p>
          </table:table-cell>
          <table:table-cell office:value-type="float" office:value="31275" calcext:value-type="float">
            <text:p>31275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344057" calcext:value-type="float">
            <text:p>344057</text:p>
          </table:table-cell>
          <table:table-cell table:formula="of:=[.G102]/100" office:value-type="float" office:value="3440.57" calcext:value-type="float">
            <text:p>3440.57</text:p>
          </table:table-cell>
          <table:table-cell/>
          <table:table-cell office:value-type="float" office:value="108885" calcext:value-type="float">
            <text:p>108885</text:p>
          </table:table-cell>
          <table:table-cell/>
        </table:table-row>
        <table:table-row table:style-name="ro1">
          <table:table-cell office:value-type="string" calcext:value-type="string">
            <text:p>CAK </text:p>
          </table:table-cell>
          <table:table-cell office:value-type="float" office:value="2077240" calcext:value-type="float">
            <text:p>2077240</text:p>
          </table:table-cell>
          <table:table-cell/>
          <table:table-cell office:value-type="float" office:value="2300" calcext:value-type="float">
            <text:p>2300</text:p>
          </table:table-cell>
          <table:table-cell table:number-columns-repeated="2"/>
          <table:table-cell office:value-type="float" office:value="1830000" calcext:value-type="float">
            <text:p>1830000</text:p>
          </table:table-cell>
          <table:table-cell table:formula="of:=[.G103]/100" office:value-type="float" office:value="18300" calcext:value-type="float">
            <text:p>18300</text:p>
          </table:table-cell>
          <table:table-cell/>
          <table:table-cell office:value-type="float" office:value="122803" calcext:value-type="float">
            <text:p>122803</text:p>
          </table:table-cell>
          <table:table-cell/>
        </table:table-row>
        <table:table-row table:style-name="ro1">
          <table:table-cell office:value-type="string" calcext:value-type="string">
            <text:p>MYR </text:p>
          </table:table-cell>
          <table:table-cell office:value-type="float" office:value="376722" calcext:value-type="float">
            <text:p>376722</text:p>
          </table:table-cell>
          <table:table-cell/>
          <table:table-cell office:value-type="float" office:value="3795" calcext:value-type="float">
            <text:p>3795</text:p>
          </table:table-cell>
          <table:table-cell table:number-columns-repeated="2"/>
          <table:table-cell office:value-type="float" office:value="1664917" calcext:value-type="float">
            <text:p>1664917</text:p>
          </table:table-cell>
          <table:table-cell table:formula="of:=[.G104]/100" office:value-type="float" office:value="16649.17" calcext:value-type="float">
            <text:p>16649.17</text:p>
          </table:table-cell>
          <table:table-cell/>
          <table:table-cell office:value-type="float" office:value="145347" calcext:value-type="float">
            <text:p>145347</text:p>
          </table:table-cell>
          <table:table-cell/>
        </table:table-row>
        <table:table-row table:style-name="ro1">
          <table:table-cell office:value-type="string" calcext:value-type="string">
            <text:p>GPT </text:p>
          </table:table-cell>
          <table:table-cell office:value-type="float" office:value="370702" calcext:value-type="float">
            <text:p>370702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325437" calcext:value-type="float">
            <text:p>325437</text:p>
          </table:table-cell>
          <table:table-cell table:formula="of:=[.G105]/100" office:value-type="float" office:value="3254.37" calcext:value-type="float">
            <text:p>3254.37</text:p>
          </table:table-cell>
          <table:table-cell/>
          <table:table-cell office:value-type="float" office:value="63052" calcext:value-type="float">
            <text:p>63052</text:p>
          </table:table-cell>
          <table:table-cell/>
        </table:table-row>
        <table:table-row table:style-name="ro1">
          <table:table-cell office:value-type="string" calcext:value-type="string">
            <text:p>TYS </text:p>
          </table:table-cell>
          <table:table-cell office:value-type="float" office:value="837571" calcext:value-type="float">
            <text:p>837571</text:p>
          </table:table-cell>
          <table:table-cell/>
          <table:table-cell office:value-type="float" office:value="2250" calcext:value-type="float">
            <text:p>2250</text:p>
          </table:table-cell>
          <table:table-cell table:number-columns-repeated="2"/>
          <table:table-cell office:value-type="float" office:value="1688882" calcext:value-type="float">
            <text:p>1688882</text:p>
          </table:table-cell>
          <table:table-cell table:formula="of:=[.G106]/100" office:value-type="float" office:value="16888.82" calcext:value-type="float">
            <text:p>16888.82</text:p>
          </table:table-cell>
          <table:table-cell/>
          <table:table-cell office:value-type="float" office:value="101779" calcext:value-type="float">
            <text:p>101779</text:p>
          </table:table-cell>
          <table:table-cell/>
        </table:table-row>
        <table:table-row table:style-name="ro1">
          <table:table-cell office:value-type="string" calcext:value-type="string">
            <text:p>SAV </text:p>
          </table:table-cell>
          <table:table-cell office:value-type="float" office:value="347611" calcext:value-type="float">
            <text:p>347611</text:p>
          </table:table-cell>
          <table:table-cell/>
          <table:table-cell office:value-type="float" office:value="3650" calcext:value-type="float">
            <text:p>3650</text:p>
          </table:table-cell>
          <table:table-cell table:number-columns-repeated="2"/>
          <table:table-cell office:value-type="float" office:value="2027262" calcext:value-type="float">
            <text:p>2027262</text:p>
          </table:table-cell>
          <table:table-cell table:formula="of:=[.G107]/100" office:value-type="float" office:value="20272.62" calcext:value-type="float">
            <text:p>20272.62</text:p>
          </table:table-cell>
          <table:table-cell/>
          <table:table-cell office:value-type="float" office:value="88691" calcext:value-type="float">
            <text:p>88691</text:p>
          </table:table-cell>
          <table:table-cell/>
        </table:table-row>
        <table:table-row table:style-name="ro1">
          <table:table-cell office:value-type="string" calcext:value-type="string">
            <text:p>ANI 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722" calcext:value-type="float">
            <text:p>1722</text:p>
          </table:table-cell>
          <table:table-cell table:number-columns-repeated="2"/>
          <table:table-cell office:value-type="float" office:value="25440" calcext:value-type="float">
            <text:p>25440</text:p>
          </table:table-cell>
          <table:table-cell table:formula="of:=[.G108]/100" office:value-type="float" office:value="254.4" calcext:value-type="float">
            <text:p>254.4</text:p>
          </table:table-cell>
          <table:table-cell office:value-type="string" calcext:value-type="string">
            <text:p>8204000 lbs</text:p>
          </table:table-cell>
          <table:table-cell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CID </text:p>
          </table:table-cell>
          <table:table-cell office:value-type="float" office:value="257940" calcext:value-type="float">
            <text:p>257940</text:p>
          </table:table-cell>
          <table:table-cell/>
          <table:table-cell office:value-type="float" office:value="3288" calcext:value-type="float">
            <text:p>328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15000" calcext:value-type="float">
            <text:p>515000</text:p>
          </table:table-cell>
          <table:table-cell table:formula="of:=[.G109]/100" office:value-type="float" office:value="5150" calcext:value-type="float">
            <text:p>5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T </text:p>
          </table:table-cell>
          <table:table-cell office:value-type="float" office:value="549475" calcext:value-type="float">
            <text:p>549475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1173938" calcext:value-type="float">
            <text:p>1173938</text:p>
          </table:table-cell>
          <table:table-cell table:formula="of:=[.G110]/100" office:value-type="float" office:value="11739.38" calcext:value-type="float">
            <text:p>11739.38</text:p>
          </table:table-cell>
          <table:table-cell/>
          <table:table-cell office:value-type="float" office:value="47289" calcext:value-type="float">
            <text:p>47289</text:p>
          </table:table-cell>
          <table:table-cell/>
        </table:table-row>
        <table:table-row table:style-name="ro1">
          <table:table-cell office:value-type="string" calcext:value-type="string">
            <text:p>LEX </text:p>
          </table:table-cell>
          <table:table-cell office:value-type="float" office:value="472099" calcext:value-type="float">
            <text:p>472099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2"/>
          <table:table-cell office:value-type="float" office:value="1245251" calcext:value-type="float">
            <text:p>1245251</text:p>
          </table:table-cell>
          <table:table-cell table:formula="of:=[.G111]/100" office:value-type="float" office:value="12452.51" calcext:value-type="float">
            <text:p>12452.51</text:p>
          </table:table-cell>
          <table:table-cell/>
          <table:table-cell office:value-type="float" office:value="69485" calcext:value-type="float">
            <text:p>69485</text:p>
          </table:table-cell>
          <table:table-cell/>
        </table:table-row>
        <table:table-row table:style-name="ro1">
          <table:table-cell office:value-type="string" calcext:value-type="string">
            <text:p>BTV </text:p>
          </table:table-cell>
          <table:table-cell office:value-type="float" office:value="211261" calcext:value-type="float">
            <text:p>211261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2"/>
          <table:table-cell office:value-type="float" office:value="700592" calcext:value-type="float">
            <text:p>700592</text:p>
          </table:table-cell>
          <table:table-cell table:formula="of:=[.G112]/100" office:value-type="float" office:value="7005.92" calcext:value-type="float">
            <text:p>7005.92</text:p>
          </table:table-cell>
          <table:table-cell/>
          <table:table-cell office:value-type="float" office:value="72189" calcext:value-type="float">
            <text:p>72189</text:p>
          </table:table-cell>
          <table:table-cell/>
        </table:table-row>
        <table:table-row table:style-name="ro1">
          <table:table-cell office:value-type="string" calcext:value-type="string">
            <text:p>UNK 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5837" calcext:value-type="float">
            <text:p>5837</text:p>
          </table:table-cell>
          <table:table-cell table:number-columns-repeated="3"/>
          <table:table-cell table:formula="of:=[.G113]/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F </text:p>
          </table:table-cell>
          <table:table-cell office:value-type="float" office:value="141671" calcext:value-type="float">
            <text:p>141671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497193" calcext:value-type="float">
            <text:p>497193</text:p>
          </table:table-cell>
          <table:table-cell table:formula="of:=[.G114]/100" office:value-type="float" office:value="4971.93" calcext:value-type="float">
            <text:p>4971.93</text:p>
          </table:table-cell>
          <table:table-cell/>
          <table:table-cell office:value-type="float" office:value="86384" calcext:value-type="float">
            <text:p>86384</text:p>
          </table:table-cell>
          <table:table-cell/>
        </table:table-row>
        <table:table-row table:style-name="ro1">
          <table:table-cell office:value-type="string" calcext:value-type="string">
            <text:p>WFB </text:p>
          </table:table-cell>
          <table:table-cell office:value-type="float" office:value="13787" calcext:value-type="float">
            <text:p>13787</text:p>
          </table:table-cell>
          <table:table-cell table:number-columns-repeated="4"/>
          <table:table-cell office:value-type="float" office:value="40462" calcext:value-type="float">
            <text:p>40462</text:p>
          </table:table-cell>
          <table:table-cell table:formula="of:=[.G115]/100" office:value-type="float" office:value="404.62" calcext:value-type="float">
            <text:p>404.62</text:p>
          </table:table-cell>
          <table:table-cell/>
          <table:table-cell office:value-type="float" office:value="10450" calcext:value-type="float">
            <text:p>10450</text:p>
          </table:table-cell>
          <table:table-cell/>
        </table:table-row>
        <table:table-row table:style-name="ro1">
          <table:table-cell office:value-type="string" calcext:value-type="string">
            <text:p>KOA </text:p>
          </table:table-cell>
          <table:table-cell office:value-type="float" office:value="9644" calcext:value-type="float">
            <text:p>9644</text:p>
          </table:table-cell>
          <table:table-cell/>
          <table:table-cell office:value-type="float" office:value="2700" calcext:value-type="float">
            <text:p>2700</text:p>
          </table:table-cell>
          <table:table-cell table:number-columns-repeated="2"/>
          <table:table-cell office:value-type="float" office:value="2807118" calcext:value-type="float">
            <text:p>2807118</text:p>
          </table:table-cell>
          <table:table-cell table:formula="of:=[.G116]/100" office:value-type="float" office:value="28071.18" calcext:value-type="float">
            <text:p>28071.18</text:p>
          </table:table-cell>
          <table:table-cell office:value-type="float" office:value="103675" calcext:value-type="float">
            <text:p>103675</text:p>
          </table:table-cell>
          <table:table-cell office:value-type="float" office:value="129898" calcext:value-type="float">
            <text:p>129898</text:p>
          </table:table-cell>
          <table:table-cell/>
        </table:table-row>
        <table:table-row table:style-name="ro1">
          <table:table-cell office:value-type="string" calcext:value-type="string">
            <text:p>PNS </text:p>
          </table:table-cell>
          <table:table-cell office:value-type="float" office:value="448991" calcext:value-type="float">
            <text:p>448991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00000" calcext:value-type="float">
            <text:p>1600000</text:p>
          </table:table-cell>
          <table:table-cell table:formula="of:=[.G117]/100" office:value-type="float" office:value="16000" calcext:value-type="float">
            <text:p>16000</text:p>
          </table:table-cell>
          <table:table-cell/>
          <table:table-cell office:value-type="float" office:value="117053" calcext:value-type="float">
            <text:p>117053</text:p>
          </table:table-cell>
          <table:table-cell/>
        </table:table-row>
        <table:table-row table:style-name="ro1">
          <table:table-cell office:value-type="string" calcext:value-type="string">
            <text:p>XNA </text:p>
          </table:table-cell>
          <table:table-cell office:value-type="float" office:value="463204" calcext:value-type="float">
            <text:p>463204</text:p>
          </table:table-cell>
          <table:table-cell/>
          <table:table-cell office:value-type="float" office:value="2184" calcext:value-type="float">
            <text:p>2184</text:p>
          </table:table-cell>
          <table:table-cell table:number-columns-repeated="2"/>
          <table:table-cell office:value-type="float" office:value="549195" calcext:value-type="float">
            <text:p>549195</text:p>
          </table:table-cell>
          <table:table-cell table:formula="of:=[.G118]/100" office:value-type="float" office:value="5491.95" calcext:value-type="float">
            <text:p>5491.95</text:p>
          </table:table-cell>
          <table:table-cell/>
          <table:table-cell office:value-type="float" office:value="37767" calcext:value-type="float">
            <text:p>37767</text:p>
          </table:table-cell>
          <table:table-cell/>
        </table:table-row>
        <table:table-row table:style-name="ro1">
          <table:table-cell office:value-type="string" calcext:value-type="string">
            <text:p>BZN </text:p>
          </table:table-cell>
          <table:table-cell office:value-type="float" office:value="97308" calcext:value-type="float">
            <text:p>97308</text:p>
          </table:table-cell>
          <table:table-cell/>
          <table:table-cell office:value-type="float" office:value="2481" calcext:value-type="float">
            <text:p>2481</text:p>
          </table:table-cell>
          <table:table-cell table:number-columns-repeated="2"/>
          <table:table-cell office:value-type="float" office:value="1021115" calcext:value-type="float">
            <text:p>1021115</text:p>
          </table:table-cell>
          <table:table-cell table:formula="of:=[.G119]/100" office:value-type="float" office:value="10211.15" calcext:value-type="float">
            <text:p>10211.15</text:p>
          </table:table-cell>
          <table:table-cell/>
          <table:table-cell office:value-type="float" office:value="80559" calcext:value-type="float">
            <text:p>80559</text:p>
          </table:table-cell>
          <table:table-cell/>
        </table:table-row>
        <table:table-row table:style-name="ro1">
          <table:table-cell office:value-type="string" calcext:value-type="string">
            <text:p>LBB </text:p>
          </table:table-cell>
          <table:table-cell office:value-type="float" office:value="311154" calcext:value-type="float">
            <text:p>311154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508858" calcext:value-type="float">
            <text:p>508858</text:p>
          </table:table-cell>
          <table:table-cell table:formula="of:=[.G120]/100" office:value-type="float" office:value="5088.58" calcext:value-type="float">
            <text:p>5088.58</text:p>
          </table:table-cell>
          <table:table-cell/>
          <table:table-cell office:value-type="float" office:value="78402" calcext:value-type="float">
            <text:p>78402</text:p>
          </table:table-cell>
          <table:table-cell/>
        </table:table-row>
        <table:table-row table:style-name="ro1">
          <table:table-cell office:value-type="string" calcext:value-type="string">
            <text:p>ENV </text:p>
          </table:table-cell>
          <table:table-cell office:value-type="float" office:value="1401" calcext:value-type="float">
            <text:p>1401</text:p>
          </table:table-cell>
          <table:table-cell/>
          <table:table-cell office:value-type="float" office:value="1960" calcext:value-type="float">
            <text:p>1960</text:p>
          </table:table-cell>
          <table:table-cell table:number-columns-repeated="2"/>
          <table:table-cell office:value-type="float" office:value="50734" calcext:value-type="float">
            <text:p>50734</text:p>
          </table:table-cell>
          <table:table-cell table:formula="of:=[.G121]/100" office:value-type="float" office:value="507.34" calcext:value-type="float">
            <text:p>507.34</text:p>
          </table:table-cell>
          <table:table-cell/>
          <table:table-cell office:value-type="float" office:value="5009" calcext:value-type="float">
            <text:p>5009</text:p>
          </table:table-cell>
          <table:table-cell/>
        </table:table-row>
        <table:table-row table:style-name="ro1">
          <table:table-cell office:value-type="string" calcext:value-type="string">
            <text:p>KSM 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3600" calcext:value-type="float">
            <text:p>3600</text:p>
          </table:table-cell>
          <table:table-cell table:number-columns-repeated="2"/>
          <table:table-cell office:value-type="float" office:value="11660" calcext:value-type="float">
            <text:p>11660</text:p>
          </table:table-cell>
          <table:table-cell table:formula="of:=[.G122]/100" office:value-type="float" office:value="116.6" calcext:value-type="float">
            <text:p>116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 </text:p>
          </table:table-cell>
          <table:table-cell office:value-type="float" office:value="158934" calcext:value-type="float">
            <text:p>158934</text:p>
          </table:table-cell>
          <table:table-cell table:number-columns-repeated="4"/>
          <table:table-cell office:value-type="float" office:value="899302" calcext:value-type="float">
            <text:p>899302</text:p>
          </table:table-cell>
          <table:table-cell table:formula="of:=[.G123]/100" office:value-type="float" office:value="8993.02" calcext:value-type="float">
            <text:p>8993.02</text:p>
          </table:table-cell>
          <table:table-cell/>
          <table:table-cell office:value-type="float" office:value="81371" calcext:value-type="float">
            <text:p>81371</text:p>
          </table:table-cell>
          <table:table-cell/>
        </table:table-row>
        <table:table-row table:style-name="ro1">
          <table:table-cell office:value-type="string" calcext:value-type="string">
            <text:p>COS </text:p>
          </table:table-cell>
          <table:table-cell office:value-type="float" office:value="645613" calcext:value-type="float">
            <text:p>645613</text:p>
          </table:table-cell>
          <table:table-cell/>
          <table:table-cell office:value-type="float" office:value="7200" calcext:value-type="float">
            <text:p>720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G124]/100" office:value-type="float" office:value="0" calcext:value-type="float">
            <text:p>0</text:p>
          </table:table-cell>
          <table:table-cell/>
          <table:table-cell office:value-type="float" office:value="125303" calcext:value-type="float">
            <text:p>125303</text:p>
          </table:table-cell>
          <table:table-cell/>
        </table:table-row>
        <table:table-row table:style-name="ro1">
          <table:table-cell office:value-type="string" calcext:value-type="string">
            <text:p>MLI </text:p>
          </table:table-cell>
          <table:table-cell office:value-type="float" office:value="379690" calcext:value-type="float">
            <text:p>379690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763416" calcext:value-type="float">
            <text:p>763416</text:p>
          </table:table-cell>
          <table:table-cell table:formula="of:=[.G125]/100" office:value-type="float" office:value="7634.16" calcext:value-type="float">
            <text:p>7634.16</text:p>
          </table:table-cell>
          <table:table-cell/>
          <table:table-cell office:value-type="float" office:value="49170" calcext:value-type="float">
            <text:p>49170</text:p>
          </table:table-cell>
          <table:table-cell/>
        </table:table-row>
        <table:table-row table:style-name="ro1">
          <table:table-cell office:value-type="string" calcext:value-type="string">
            <text:p>STT </text:p>
          </table:table-cell>
          <table:table-cell office:value-type="float" office:value="51634" calcext:value-type="float">
            <text:p>5163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G126]/100" office:value-type="float" office:value="0" calcext:value-type="float">
            <text:p>0</text:p>
          </table:table-cell>
          <table:table-cell/>
          <table:table-cell office:value-type="float" office:value="65407" calcext:value-type="float">
            <text:p>65407</text:p>
          </table:table-cell>
          <table:table-cell/>
        </table:table-row>
        <table:table-row table:style-name="ro1">
          <table:table-cell office:value-type="string" calcext:value-type="string">
            <text:p>ISP</text:p>
          </table:table-cell>
          <table:table-cell office:value-type="float" office:value="19567410" calcext:value-type="float">
            <text:p>19567410</text:p>
          </table:table-cell>
          <table:table-cell/>
          <table:table-cell office:value-type="float" office:value="1311" calcext:value-type="float">
            <text:p>1311</text:p>
          </table:table-cell>
          <table:table-cell table:number-columns-repeated="2"/>
          <table:table-cell office:value-type="float" office:value="603653" calcext:value-type="float">
            <text:p>603653</text:p>
          </table:table-cell>
          <table:table-cell table:formula="of:=[.G127]/100" office:value-type="float" office:value="6036.53" calcext:value-type="float">
            <text:p>6036.53</text:p>
          </table:table-cell>
          <table:table-cell/>
          <table:table-cell office:value-type="float" office:value="113828" calcext:value-type="float">
            <text:p>113828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4:46:01.809973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5:32:09.830379813</meta:creation-date>
    <dc:date>2017-03-21T16:05:09.640732224</dc:date>
    <meta:editing-duration>PT3H58M32S</meta:editing-duration>
    <meta:editing-cycles>96</meta:editing-cycles>
    <meta:generator>LibreOffice/5.1.6.2$Linux_X86_64 LibreOffice_project/10m0$Build-2</meta:generator>
    <meta:document-statistic meta:table-count="2" meta:cell-count="78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142cm" svg:height="11.349cm" xlink:href=".." xlink:type="simple" chart:class="chart:scatter" chart:style-name="ch1">
        <chart:title svg:x="10.091cm" svg:y="0.5cm" chart:style-name="ch2">
          <text:p>Passenger Volume &amp; Aircraft Operations Based on City Size</text:p>
        </chart:title>
        <chart:legend chart:legend-position="end" svg:x="28.503cm" svg:y="5.126cm" style:legend-expansion="high" chart:style-name="ch3"/>
        <chart:plot-area chart:style-name="ch4" table:cell-range-address="Sheet1.B1:Sheet1.B127 Sheet1.G1:Sheet1.G127 Sheet1.J1:Sheet1.J127" chart:data-source-has-labels="row" svg:x="0.642cm" svg:y="1.367cm" svg:width="27.219cm" svg:height="8.775cm">
          <chartooo:coordinate-region svg:x="2.375cm" svg:y="1.566cm" svg:width="24.558cm" svg:height="7.929cm"/>
          <chart:axis chart:dimension="x" chart:name="primary-x" chart:style-name="ch5">
            <chart:title svg:x="12.924cm" svg:y="10.368cm" chart:style-name="ch6">
              <text:p>Population of City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G2:Sheet1.G127" chart:label-cell-address="Sheet1.G1:Sheet1.G1" chart:class="chart:scatter">
            <chart:domain table:cell-range-address="Sheet1.B2:Sheet1.B127"/>
            <chart:data-point chart:repeated="126"/>
          </chart:series>
          <chart:series chart:style-name="ch9" chart:values-cell-range-address="Sheet1.J2:Sheet1.J127" chart:label-cell-address="Sheet1.J1:Sheet1.J1" chart:class="chart:scatter">
            <chart:data-point chart:repeated="1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ssenger Volume</text:p>
                <draw:g>
                  <svg:desc>Sheet1.G1:Sheet1.G1</svg:desc>
                </draw:g>
              </table:table-cell>
              <table:table-cell office:value-type="string">
                <text:p>Aircraft Operations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92887">
                <text:p>4192887</text:p>
                <draw:g>
                  <svg:desc>Sheet1.B2:Sheet1.B127</svg:desc>
                </draw:g>
              </table:table-cell>
              <table:table-cell office:value-type="float" office:value="43383528">
                <text:p>43383528</text:p>
                <draw:g>
                  <svg:desc>Sheet1.G2:Sheet1.G127</svg:desc>
                </draw:g>
              </table:table-cell>
              <table:table-cell office:value-type="float" office:value="440643">
                <text:p>440643</text:p>
                <draw:g>
                  <svg:desc>Sheet1.J2:Sheet1.J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61105">
                <text:p>9461105</text:p>
              </table:table-cell>
              <table:table-cell office:value-type="float" office:value="77960588">
                <text:p>77960588</text:p>
              </table:table-cell>
              <table:table-cell office:value-type="float" office:value="867635">
                <text:p>867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86728">
                <text:p>5286728</text:p>
              </table:table-cell>
              <table:table-cell office:value-type="float" office:value="104171935">
                <text:p>104171935</text:p>
              </table:table-cell>
              <table:table-cell office:value-type="float" office:value="898356">
                <text:p>898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3482">
                <text:p>2543482</text:p>
              </table:table-cell>
              <table:table-cell office:value-type="float" office:value="54014502">
                <text:p>54014502</text:p>
              </table:table-cell>
              <table:table-cell office:value-type="float" office:value="575161">
                <text:p>575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96250">
                <text:p>4296250</text:p>
              </table:table-cell>
              <table:table-cell office:value-type="float" office:value="34401254">
                <text:p>34401254</text:p>
              </table:table-cell>
              <table:table-cell office:value-type="float" office:value="393427">
                <text:p>393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48859">
                <text:p>3348859</text:p>
              </table:table-cell>
              <table:table-cell office:value-type="float" office:value="37517957">
                <text:p>37517957</text:p>
              </table:table-cell>
              <table:table-cell office:value-type="float" office:value="413460">
                <text:p>413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20416">
                <text:p>5920416</text:p>
              </table:table-cell>
              <table:table-cell office:value-type="float" office:value="41615689">
                <text:p>41615689</text:p>
              </table:table-cell>
              <table:table-cell office:value-type="float" office:value="470780">
                <text:p>4707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26214">
                <text:p>6426214</text:p>
              </table:table-cell>
              <table:table-cell office:value-type="float" office:value="65670697">
                <text:p>65670697</text:p>
              </table:table-cell>
              <table:table-cell office:value-type="float" office:value="672748">
                <text:p>672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17012">
                <text:p>2217012</text:p>
              </table:table-cell>
              <table:table-cell office:value-type="float" office:value="44422022">
                <text:p>44422022</text:p>
              </table:table-cell>
              <table:table-cell office:value-type="float" office:value="545742">
                <text:p>545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28837">
                <text:p>12828837</text:p>
              </table:table-cell>
              <table:table-cell office:value-type="float" office:value="80921527">
                <text:p>80921527</text:p>
              </table:table-cell>
              <table:table-cell office:value-type="float" office:value="697138">
                <text:p>697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567410">
                <text:p>19567410</text:p>
              </table:table-cell>
              <table:table-cell office:value-type="float" office:value="29786769">
                <text:p>29786769</text:p>
              </table:table-cell>
              <table:table-cell office:value-type="float" office:value="369987">
                <text:p>369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65343">
                <text:p>5965343</text:p>
              </table:table-cell>
              <table:table-cell office:value-type="float" office:value="31444403">
                <text:p>31444403</text:p>
              </table:table-cell>
              <table:table-cell office:value-type="float" office:value="411368">
                <text:p>411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67410">
                <text:p>19567410</text:p>
              </table:table-cell>
              <table:table-cell office:value-type="float" office:value="37494704">
                <text:p>37494704</text:p>
              </table:table-cell>
              <table:table-cell office:value-type="float" office:value="415534">
                <text:p>415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36232">
                <text:p>5636232</text:p>
              </table:table-cell>
              <table:table-cell office:value-type="float" office:value="21195775">
                <text:p>21195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269">
                <text:p>1951269</text:p>
              </table:table-cell>
              <table:table-cell office:value-type="float" office:value="47435640">
                <text:p>47435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2402">
                <text:p>4552402</text:p>
              </table:table-cell>
              <table:table-cell office:value-type="float" office:value="36288042">
                <text:p>36288042</text:p>
              </table:table-cell>
              <table:table-cell office:value-type="float" office:value="391222">
                <text:p>391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39809">
                <text:p>3439809</text:p>
              </table:table-cell>
              <table:table-cell office:value-type="float" office:value="45736700">
                <text:p>45736700</text:p>
              </table:table-cell>
              <table:table-cell office:value-type="float" office:value="412170">
                <text:p>4121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36232">
                <text:p>5636232</text:p>
              </table:table-cell>
              <table:table-cell office:value-type="float" office:value="21969094">
                <text:p>21969094</text:p>
              </table:table-cell>
              <table:table-cell office:value-type="float" office:value="265818">
                <text:p>265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873">
                <text:p>1087873</text:p>
              </table:table-cell>
              <table:table-cell office:value-type="float" office:value="23155527">
                <text:p>23155527</text:p>
              </table:table-cell>
              <table:table-cell office:value-type="float" office:value="320149">
                <text:p>320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34411">
                <text:p>2134411</text:p>
              </table:table-cell>
              <table:table-cell office:value-type="float" office:value="41923399">
                <text:p>41923399</text:p>
              </table:table-cell>
              <table:table-cell office:value-type="float" office:value="316981">
                <text:p>316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35391">
                <text:p>4335391</text:p>
              </table:table-cell>
              <table:table-cell office:value-type="float" office:value="53106505">
                <text:p>53106505</text:p>
              </table:table-cell>
              <table:table-cell office:value-type="float" office:value="450388">
                <text:p>4503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64635">
                <text:p>5564635</text:p>
              </table:table-cell>
              <table:table-cell office:value-type="float" office:value="29205002">
                <text:p>29205002</text:p>
              </table:table-cell>
              <table:table-cell office:value-type="float" office:value="290239">
                <text:p>2902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30490">
                <text:p>1130490</text:p>
              </table:table-cell>
              <table:table-cell office:value-type="float" office:value="11049103">
                <text:p>11049103</text:p>
              </table:table-cell>
              <table:table-cell office:value-type="float" office:value="191348">
                <text:p>1913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10489">
                <text:p>2710489</text:p>
              </table:table-cell>
              <table:table-cell office:value-type="float" office:value="23820000">
                <text:p>23820000</text:p>
              </table:table-cell>
              <table:table-cell office:value-type="float" office:value="246424">
                <text:p>2464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56285">
                <text:p>2356285</text:p>
              </table:table-cell>
              <table:table-cell office:value-type="float" office:value="8300000">
                <text:p>8300000</text:p>
              </table:table-cell>
              <table:table-cell office:value-type="float" office:value="144563">
                <text:p>1445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83243">
                <text:p>2783243</text:p>
              </table:table-cell>
              <table:table-cell office:value-type="float" office:value="18815425">
                <text:p>18815425</text:p>
              </table:table-cell>
              <table:table-cell office:value-type="float" office:value="189865">
                <text:p>189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567410">
                <text:p>19567410</text:p>
              </table:table-cell>
              <table:table-cell office:value-type="float" office:value="58956288">
                <text:p>58956288</text:p>
              </table:table-cell>
              <table:table-cell office:value-type="float" office:value="448903">
                <text:p>4489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6289">
                <text:p>1716289</text:p>
              </table:table-cell>
              <table:table-cell office:value-type="float" office:value="11897959">
                <text:p>11897959</text:p>
              </table:table-cell>
              <table:table-cell office:value-type="float" office:value="191193">
                <text:p>1911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9866">
                <text:p>1189866</text:p>
              </table:table-cell>
              <table:table-cell office:value-type="float" office:value="10673301">
                <text:p>10673301</text:p>
              </table:table-cell>
              <table:table-cell office:value-type="float" office:value="127753">
                <text:p>1277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87701">
                <text:p>2787701</text:p>
              </table:table-cell>
              <table:table-cell office:value-type="float" office:value="13959126">
                <text:p>13959126</text:p>
              </table:table-cell>
              <table:table-cell office:value-type="float" office:value="190560">
                <text:p>1905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9342">
                <text:p>2009342</text:p>
              </table:table-cell>
              <table:table-cell office:value-type="float" office:value="11041750">
                <text:p>11041750</text:p>
              </table:table-cell>
              <table:table-cell office:value-type="float" office:value="122844">
                <text:p>122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26009">
                <text:p>2226009</text:p>
              </table:table-cell>
              <table:table-cell office:value-type="float" office:value="18352767">
                <text:p>18352767</text:p>
              </table:table-cell>
              <table:table-cell office:value-type="float" office:value="227709">
                <text:p>2277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87877">
                <text:p>1887877</text:p>
              </table:table-cell>
              <table:table-cell office:value-type="float" office:value="8511959">
                <text:p>8511959</text:p>
              </table:table-cell>
              <table:table-cell office:value-type="float" office:value="162211">
                <text:p>1622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0821">
                <text:p>380821</text:p>
              </table:table-cell>
              <table:table-cell office:value-type="float" office:value="2525893">
                <text:p>2525893</text:p>
              </table:table-cell>
              <table:table-cell office:value-type="float" office:value="261961">
                <text:p>2619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7240">
                <text:p>2077240</text:p>
              </table:table-cell>
              <table:table-cell office:value-type="float" office:value="8422676">
                <text:p>8422676</text:p>
              </table:table-cell>
              <table:table-cell office:value-type="float" office:value="119268">
                <text:p>1192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70890">
                <text:p>1670890</text:p>
              </table:table-cell>
              <table:table-cell office:value-type="float" office:value="12979803">
                <text:p>12979803</text:p>
              </table:table-cell>
              <table:table-cell office:value-type="float" office:value="198750">
                <text:p>1987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95313">
                <text:p>3095313</text:p>
              </table:table-cell>
              <table:table-cell office:value-type="float" office:value="20725801">
                <text:p>20725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64635">
                <text:p>5564635</text:p>
              </table:table-cell>
              <table:table-cell office:value-type="float" office:value="44350247">
                <text:p>44350247</text:p>
              </table:table-cell>
              <table:table-cell office:value-type="float" office:value="414234">
                <text:p>4142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80">
                <text:p>6080</text:p>
              </table:table-cell>
              <table:table-cell office:value-type="float" office:value="311270">
                <text:p>311270</text:p>
              </table:table-cell>
              <table:table-cell office:value-type="float" office:value="122000">
                <text:p>122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42508">
                <text:p>2142508</text:p>
              </table:table-cell>
              <table:table-cell office:value-type="float" office:value="8507459">
                <text:p>8507459</text:p>
              </table:table-cell>
              <table:table-cell office:value-type="float" office:value="168051">
                <text:p>1680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14580">
                <text:p>2114580</text:p>
              </table:table-cell>
              <table:table-cell office:value-type="float" office:value="6773905">
                <text:p>6773905</text:p>
              </table:table-cell>
              <table:table-cell office:value-type="float" office:value="137225">
                <text:p>1372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1974">
                <text:p>1901974</text:p>
              </table:table-cell>
              <table:table-cell office:value-type="float" office:value="7300000">
                <text:p>7300000</text:p>
              </table:table-cell>
              <table:table-cell office:value-type="float" office:value="163984">
                <text:p>1639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7581">
                <text:p>97581</text:p>
              </table:table-cell>
              <table:table-cell office:value-type="float" office:value="NaN">
                <text:p>NaN</text:p>
              </table:table-cell>
              <table:table-cell office:value-type="float" office:value="119898">
                <text:p>1198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12381">
                <text:p>1212381</text:p>
              </table:table-cell>
              <table:table-cell office:value-type="float" office:value="6060943">
                <text:p>6060943</text:p>
              </table:table-cell>
              <table:table-cell office:value-type="float" office:value="107404">
                <text:p>1074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5509">
                <text:p>1135509</text:p>
              </table:table-cell>
              <table:table-cell office:value-type="float" office:value="4726000">
                <text:p>4726000</text:p>
              </table:table-cell>
              <table:table-cell office:value-type="float" office:value="132600">
                <text:p>1326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35391">
                <text:p>4335391</text:p>
              </table:table-cell>
              <table:table-cell office:value-type="float" office:value="12070967">
                <text:p>12070967</text:p>
              </table:table-cell>
              <table:table-cell office:value-type="float" office:value="222771">
                <text:p>2227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36911">
                <text:p>1836911</text:p>
              </table:table-cell>
              <table:table-cell office:value-type="float" office:value="10796725">
                <text:p>10796725</text:p>
              </table:table-cell>
              <table:table-cell office:value-type="float" office:value="138915">
                <text:p>1389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8754">
                <text:p>618754</text:p>
              </table:table-cell>
              <table:table-cell office:value-type="float" office:value="8371801">
                <text:p>8371801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61105">
                <text:p>9461105</text:p>
              </table:table-cell>
              <table:table-cell office:value-type="float" office:value="22677589">
                <text:p>22677589</text:p>
              </table:table-cell>
              <table:table-cell office:value-type="float" office:value="253046">
                <text:p>2530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45596">
                <text:p>1345596</text:p>
              </table:table-cell>
              <table:table-cell office:value-type="float" office:value="5501889">
                <text:p>5501889</text:p>
              </table:table-cell>
              <table:table-cell office:value-type="float" office:value="93010">
                <text:p>930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49127">
                <text:p>2149127</text:p>
              </table:table-cell>
              <table:table-cell office:value-type="float" office:value="10118794">
                <text:p>10118794</text:p>
              </table:table-cell>
              <table:table-cell office:value-type="float" office:value="111197">
                <text:p>1111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65350">
                <text:p>865350</text:p>
              </table:table-cell>
              <table:table-cell office:value-type="float" office:value="4350000">
                <text:p>4350000</text:p>
              </table:table-cell>
              <table:table-cell office:value-type="float" office:value="111155">
                <text:p>1111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55908">
                <text:p>1555908</text:p>
              </table:table-cell>
              <table:table-cell office:value-type="float" office:value="6538000">
                <text:p>6538000</text:p>
              </table:table-cell>
              <table:table-cell office:value-type="float" office:value="112942">
                <text:p>1129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26214">
                <text:p>6426214</text:p>
              </table:table-cell>
              <table:table-cell office:value-type="float" office:value="15562738">
                <text:p>15562738</text:p>
              </table:table-cell>
              <table:table-cell office:value-type="float" office:value="224193">
                <text:p>2241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24829">
                <text:p>1324829</text:p>
              </table:table-cell>
              <table:table-cell office:value-type="float" office:value="3758450">
                <text:p>3758450</text:p>
              </table:table-cell>
              <table:table-cell office:value-type="float" office:value="218781">
                <text:p>218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2987">
                <text:p>1252987</text:p>
              </table:table-cell>
              <table:table-cell office:value-type="float" office:value="3830000">
                <text:p>3830000</text:p>
              </table:table-cell>
              <table:table-cell office:value-type="float" office:value="130816">
                <text:p>1308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20416">
                <text:p>5920416</text:p>
              </table:table-cell>
              <table:table-cell office:value-type="float" office:value="12095482">
                <text:p>12095482</text:p>
              </table:table-cell>
              <table:table-cell office:value-type="float" office:value="200587">
                <text:p>2005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828837">
                <text:p>12828837</text:p>
              </table:table-cell>
              <table:table-cell office:value-type="float" office:value="10496511">
                <text:p>10496511</text:p>
              </table:table-cell>
              <table:table-cell office:value-type="float" office:value="284246">
                <text:p>2842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76822">
                <text:p>1676822</text:p>
              </table:table-cell>
              <table:table-cell office:value-type="float" office:value="1500695">
                <text:p>1500695</text:p>
              </table:table-cell>
              <table:table-cell office:value-type="float" office:value="91906">
                <text:p>919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7077">
                <text:p>887077</text:p>
              </table:table-cell>
              <table:table-cell office:value-type="float" office:value="4775098">
                <text:p>4775098</text:p>
              </table:table-cell>
              <table:table-cell office:value-type="float" office:value="133914">
                <text:p>1339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5708">
                <text:p>1235708</text:p>
              </table:table-cell>
              <table:table-cell office:value-type="float" office:value="3359472">
                <text:p>3359472</text:p>
              </table:table-cell>
              <table:table-cell office:value-type="float" office:value="146939">
                <text:p>1469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08101">
                <text:p>1208101</text:p>
              </table:table-cell>
              <table:table-cell office:value-type="float" office:value="3688199">
                <text:p>3688199</text:p>
              </table:table-cell>
              <table:table-cell office:value-type="float" office:value="99067">
                <text:p>990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28837">
                <text:p>12828837</text:p>
              </table:table-cell>
              <table:table-cell office:value-type="float" office:value="2239804">
                <text:p>2239804</text:p>
              </table:table-cell>
              <table:table-cell office:value-type="float" office:value="126149">
                <text:p>1261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000">
                <text:p>100000</text:p>
              </table:table-cell>
              <table:table-cell office:value-type="float" office:value="121468">
                <text:p>121468</text:p>
              </table:table-cell>
              <table:table-cell office:value-type="float" office:value="13460">
                <text:p>134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50126">
                <text:p>2350126</text:p>
              </table:table-cell>
              <table:table-cell office:value-type="float" office:value="8448172">
                <text:p>8448172</text:p>
              </table:table-cell>
              <table:table-cell office:value-type="float" office:value="156679">
                <text:p>1566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0716">
                <text:p>870716</text:p>
              </table:table-cell>
              <table:table-cell office:value-type="float" office:value="2393506">
                <text:p>2393506</text:p>
              </table:table-cell>
              <table:table-cell office:value-type="float" office:value="154094">
                <text:p>1540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00852">
                <text:p>1600852</text:p>
              </table:table-cell>
              <table:table-cell office:value-type="float" office:value="3566769">
                <text:p>3566769</text:p>
              </table:table-cell>
              <table:table-cell office:value-type="float" office:value="74280">
                <text:p>742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64635">
                <text:p>5564635</text:p>
              </table:table-cell>
              <table:table-cell office:value-type="float" office:value="6265530">
                <text:p>6265530</text:p>
              </table:table-cell>
              <table:table-cell office:value-type="float" office:value="153056">
                <text:p>1530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88938">
                <text:p>988938</text:p>
              </table:table-cell>
              <table:table-cell office:value-type="float" office:value="2653630">
                <text:p>2653630</text:p>
              </table:table-cell>
              <table:table-cell office:value-type="float" office:value="76256">
                <text:p>762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3207">
                <text:p>953207</text:p>
              </table:table-cell>
              <table:table-cell office:value-type="float" office:value="19869707">
                <text:p>19869707</text:p>
              </table:table-cell>
              <table:table-cell office:value-type="float" office:value="278145">
                <text:p>2781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5417">
                <text:p>425417</text:p>
              </table:table-cell>
              <table:table-cell office:value-type="float" office:value="3650830">
                <text:p>3650830</text:p>
              </table:table-cell>
              <table:table-cell office:value-type="float" office:value="81431">
                <text:p>814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9671">
                <text:p>1079671</text:p>
              </table:table-cell>
              <table:table-cell office:value-type="float" office:value="2339000">
                <text:p>2339000</text:p>
              </table:table-cell>
              <table:table-cell office:value-type="float" office:value="137601">
                <text:p>1376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37478">
                <text:p>937478</text:p>
              </table:table-cell>
              <table:table-cell office:value-type="float" office:value="2840324">
                <text:p>2840324</text:p>
              </table:table-cell>
              <table:table-cell office:value-type="float" office:value="116580">
                <text:p>1165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4607">
                <text:p>664607</text:p>
              </table:table-cell>
              <table:table-cell office:value-type="float" office:value="3418089">
                <text:p>3418089</text:p>
              </table:table-cell>
              <table:table-cell office:value-type="float" office:value="105782">
                <text:p>1057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9633">
                <text:p>569633</text:p>
              </table:table-cell>
              <table:table-cell office:value-type="float" office:value="2483924">
                <text:p>2483924</text:p>
              </table:table-cell>
              <table:table-cell office:value-type="float" office:value="69387">
                <text:p>693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2577">
                <text:p>662577</text:p>
              </table:table-cell>
              <table:table-cell office:value-type="float" office:value="1951370">
                <text:p>1951370</text:p>
              </table:table-cell>
              <table:table-cell office:value-type="float" office:value="72113">
                <text:p>72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34411">
                <text:p>2134411</text:p>
              </table:table-cell>
              <table:table-cell office:value-type="float" office:value="2752410">
                <text:p>2752410</text:p>
              </table:table-cell>
              <table:table-cell office:value-type="float" office:value="289759">
                <text:p>2897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4123">
                <text:p>804123</text:p>
              </table:table-cell>
              <table:table-cell office:value-type="float" office:value="2807734">
                <text:p>2807734</text:p>
              </table:table-cell>
              <table:table-cell office:value-type="float" office:value="79148">
                <text:p>79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6561">
                <text:p>616561</text:p>
              </table:table-cell>
              <table:table-cell office:value-type="float" office:value="2978281">
                <text:p>2978281</text:p>
              </table:table-cell>
              <table:table-cell office:value-type="float" office:value="121782">
                <text:p>1217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828837">
                <text:p>12828837</text:p>
              </table:table-cell>
              <table:table-cell office:value-type="float" office:value="4217366">
                <text:p>4217366</text:p>
              </table:table-cell>
              <table:table-cell office:value-type="float" office:value="88074">
                <text:p>88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0">
                <text:p>10000</text:p>
              </table:table-cell>
              <table:table-cell office:value-type="float" office:value="56658">
                <text:p>56658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0263">
                <text:p>980263</text:p>
              </table:table-cell>
              <table:table-cell office:value-type="float" office:value="3285654">
                <text:p>3285654</text:p>
              </table:table-cell>
              <table:table-cell office:value-type="float" office:value="136855">
                <text:p>1368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3801">
                <text:p>723801</text:p>
              </table:table-cell>
              <table:table-cell office:value-type="float" office:value="918477">
                <text:p>918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8047">
                <text:p>1128047</text:p>
              </table:table-cell>
              <table:table-cell office:value-type="float" office:value="2594000">
                <text:p>2594000</text:p>
              </table:table-cell>
              <table:table-cell office:value-type="float" office:value="90002">
                <text:p>9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0721">
                <text:p>400721</text:p>
              </table:table-cell>
              <table:table-cell office:value-type="float" office:value="2814125">
                <text:p>2814125</text:p>
              </table:table-cell>
              <table:table-cell office:value-type="float" office:value="93138">
                <text:p>931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567410">
                <text:p>19567410</text:p>
              </table:table-cell>
              <table:table-cell office:value-type="float" office:value="1468851">
                <text:p>1468851</text:p>
              </table:table-cell>
              <table:table-cell office:value-type="float" office:value="197037">
                <text:p>1970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7753">
                <text:p>527753</text:p>
              </table:table-cell>
              <table:table-cell office:value-type="float" office:value="3234095">
                <text:p>3234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9232">
                <text:p>799232</text:p>
              </table:table-cell>
              <table:table-cell office:value-type="float" office:value="1072630">
                <text:p>1072630</text:p>
              </table:table-cell>
              <table:table-cell office:value-type="float" office:value="50173">
                <text:p>501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01">
                <text:p>3201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924">
                <text:p>154924</text:p>
              </table:table-cell>
              <table:table-cell office:value-type="float" office:value="5346694">
                <text:p>5346694</text:p>
              </table:table-cell>
              <table:table-cell office:value-type="float" office:value="118896">
                <text:p>1188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24112">
                <text:p>824112</text:p>
              </table:table-cell>
              <table:table-cell office:value-type="float" office:value="2018319">
                <text:p>2018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30919">
                <text:p>630919</text:p>
              </table:table-cell>
              <table:table-cell office:value-type="float" office:value="736220">
                <text:p>736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4549">
                <text:p>274549</text:p>
              </table:table-cell>
              <table:table-cell office:value-type="float" office:value="1200282">
                <text:p>1200282</text:p>
              </table:table-cell>
              <table:table-cell office:value-type="float" office:value="26470">
                <text:p>264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92887">
                <text:p>4192887</text:p>
              </table:table-cell>
              <table:table-cell office:value-type="float" office:value="1242237">
                <text:p>1242237</text:p>
              </table:table-cell>
              <table:table-cell office:value-type="float" office:value="228368">
                <text:p>2283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83243">
                <text:p>2783243</text:p>
              </table:table-cell>
              <table:table-cell office:value-type="float" office:value="865942">
                <text:p>865942</text:p>
              </table:table-cell>
              <table:table-cell office:value-type="float" office:value="105273">
                <text:p>1052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26009">
                <text:p>2226009</text:p>
              </table:table-cell>
              <table:table-cell office:value-type="float" office:value="1667734">
                <text:p>1667734</text:p>
              </table:table-cell>
              <table:table-cell office:value-type="float" office:value="46633">
                <text:p>466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5435">
                <text:p>605435</text:p>
              </table:table-cell>
              <table:table-cell office:value-type="float" office:value="896000">
                <text:p>896000</text:p>
              </table:table-cell>
              <table:table-cell office:value-type="float" office:value="79731">
                <text:p>797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9757">
                <text:p>699757</text:p>
              </table:table-cell>
              <table:table-cell office:value-type="float" office:value="1899000">
                <text:p>1899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30">
                <text:p>6130</text:p>
              </table:table-cell>
              <table:table-cell office:value-type="float" office:value="80303">
                <text:p>80303</text:p>
              </table:table-cell>
              <table:table-cell office:value-type="float" office:value="40949">
                <text:p>409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275">
                <text:p>31275</text:p>
              </table:table-cell>
              <table:table-cell office:value-type="float" office:value="344057">
                <text:p>344057</text:p>
              </table:table-cell>
              <table:table-cell office:value-type="float" office:value="108885">
                <text:p>1088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77240">
                <text:p>2077240</text:p>
              </table:table-cell>
              <table:table-cell office:value-type="float" office:value="1830000">
                <text:p>1830000</text:p>
              </table:table-cell>
              <table:table-cell office:value-type="float" office:value="122803">
                <text:p>1228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6722">
                <text:p>376722</text:p>
              </table:table-cell>
              <table:table-cell office:value-type="float" office:value="1664917">
                <text:p>1664917</text:p>
              </table:table-cell>
              <table:table-cell office:value-type="float" office:value="145347">
                <text:p>1453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0702">
                <text:p>370702</text:p>
              </table:table-cell>
              <table:table-cell office:value-type="float" office:value="325437">
                <text:p>325437</text:p>
              </table:table-cell>
              <table:table-cell office:value-type="float" office:value="63052">
                <text:p>630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7571">
                <text:p>837571</text:p>
              </table:table-cell>
              <table:table-cell office:value-type="float" office:value="1688882">
                <text:p>1688882</text:p>
              </table:table-cell>
              <table:table-cell office:value-type="float" office:value="101779">
                <text:p>1017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7611">
                <text:p>347611</text:p>
              </table:table-cell>
              <table:table-cell office:value-type="float" office:value="2027262">
                <text:p>2027262</text:p>
              </table:table-cell>
              <table:table-cell office:value-type="float" office:value="88691">
                <text:p>886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1">
                <text:p>501</text:p>
              </table:table-cell>
              <table:table-cell office:value-type="float" office:value="25440">
                <text:p>2544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7940">
                <text:p>257940</text:p>
              </table:table-cell>
              <table:table-cell office:value-type="float" office:value="515000">
                <text:p>51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9475">
                <text:p>549475</text:p>
              </table:table-cell>
              <table:table-cell office:value-type="float" office:value="1173938">
                <text:p>1173938</text:p>
              </table:table-cell>
              <table:table-cell office:value-type="float" office:value="47289">
                <text:p>472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2099">
                <text:p>472099</text:p>
              </table:table-cell>
              <table:table-cell office:value-type="float" office:value="1245251">
                <text:p>1245251</text:p>
              </table:table-cell>
              <table:table-cell office:value-type="float" office:value="69485">
                <text:p>694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1261">
                <text:p>211261</text:p>
              </table:table-cell>
              <table:table-cell office:value-type="float" office:value="700592">
                <text:p>700592</text:p>
              </table:table-cell>
              <table:table-cell office:value-type="float" office:value="72189">
                <text:p>721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1671">
                <text:p>141671</text:p>
              </table:table-cell>
              <table:table-cell office:value-type="float" office:value="497193">
                <text:p>497193</text:p>
              </table:table-cell>
              <table:table-cell office:value-type="float" office:value="86384">
                <text:p>863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787">
                <text:p>13787</text:p>
              </table:table-cell>
              <table:table-cell office:value-type="float" office:value="40462">
                <text:p>40462</text:p>
              </table:table-cell>
              <table:table-cell office:value-type="float" office:value="10450">
                <text:p>104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644">
                <text:p>9644</text:p>
              </table:table-cell>
              <table:table-cell office:value-type="float" office:value="2807118">
                <text:p>2807118</text:p>
              </table:table-cell>
              <table:table-cell office:value-type="float" office:value="129898">
                <text:p>1298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8991">
                <text:p>448991</text:p>
              </table:table-cell>
              <table:table-cell office:value-type="float" office:value="1600000">
                <text:p>1600000</text:p>
              </table:table-cell>
              <table:table-cell office:value-type="float" office:value="117053">
                <text:p>1170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3204">
                <text:p>463204</text:p>
              </table:table-cell>
              <table:table-cell office:value-type="float" office:value="549195">
                <text:p>549195</text:p>
              </table:table-cell>
              <table:table-cell office:value-type="float" office:value="37767">
                <text:p>377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7308">
                <text:p>97308</text:p>
              </table:table-cell>
              <table:table-cell office:value-type="float" office:value="1021115">
                <text:p>1021115</text:p>
              </table:table-cell>
              <table:table-cell office:value-type="float" office:value="80559">
                <text:p>805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1154">
                <text:p>311154</text:p>
              </table:table-cell>
              <table:table-cell office:value-type="float" office:value="508858">
                <text:p>508858</text:p>
              </table:table-cell>
              <table:table-cell office:value-type="float" office:value="78402">
                <text:p>784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01">
                <text:p>1401</text:p>
              </table:table-cell>
              <table:table-cell office:value-type="float" office:value="50734">
                <text:p>50734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11660">
                <text:p>11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8934">
                <text:p>158934</text:p>
              </table:table-cell>
              <table:table-cell office:value-type="float" office:value="899302">
                <text:p>899302</text:p>
              </table:table-cell>
              <table:table-cell office:value-type="float" office:value="81371">
                <text:p>813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45613">
                <text:p>645613</text:p>
              </table:table-cell>
              <table:table-cell office:value-type="float" office:value="NaN">
                <text:p>NaN</text:p>
              </table:table-cell>
              <table:table-cell office:value-type="float" office:value="125303">
                <text:p>1253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9690">
                <text:p>379690</text:p>
              </table:table-cell>
              <table:table-cell office:value-type="float" office:value="763416">
                <text:p>763416</text:p>
              </table:table-cell>
              <table:table-cell office:value-type="float" office:value="49170">
                <text:p>491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634">
                <text:p>51634</text:p>
              </table:table-cell>
              <table:table-cell office:value-type="float" office:value="NaN">
                <text:p>NaN</text:p>
              </table:table-cell>
              <table:table-cell office:value-type="float" office:value="65407">
                <text:p>654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567410">
                <text:p>19567410</text:p>
              </table:table-cell>
              <table:table-cell office:value-type="float" office:value="603653">
                <text:p>603653</text:p>
              </table:table-cell>
              <table:table-cell office:value-type="float" office:value="113828">
                <text:p>113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27cm" svg:height="13.202cm" xlink:href=".." xlink:type="simple" chart:class="chart:scatter" chart:style-name="ch1">
        <chart:title svg:x="8.948cm" svg:y="0.4cm" chart:style-name="ch2">
          <text:p>Passenger Volume (10^-2) &amp; Aircraft Operations against City Population</text:p>
        </chart:title>
        <chart:legend chart:legend-position="end" svg:x="27.176cm" svg:y="6.053cm" style:legend-expansion="high" chart:style-name="ch3"/>
        <chart:plot-area chart:style-name="ch4" table:cell-range-address="Sheet1.B1:Sheet1.B127 Sheet1.H1:Sheet1.H127 Sheet1.J1:Sheet1.J127" chart:data-source-has-labels="row" svg:x="0.645cm" svg:y="1.443cm" svg:width="25.886cm" svg:height="10.514cm">
          <chartooo:coordinate-region svg:x="2.007cm" svg:y="1.642cm" svg:width="23.597cm" svg:height="9.668cm"/>
          <chart:axis chart:dimension="x" chart:name="primary-x" chart:style-name="ch5">
            <chart:title svg:x="12.433cm" svg:y="12.221cm" chart:style-name="ch6">
              <text:p>City Population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H2:Sheet1.H127" chart:label-cell-address="Sheet1.H1:Sheet1.H1" chart:class="chart:scatter">
            <chart:domain table:cell-range-address="Sheet1.B2:Sheet1.B127"/>
            <chart:data-point chart:repeated="126"/>
          </chart:series>
          <chart:series chart:style-name="ch9" chart:values-cell-range-address="Sheet1.J2:Sheet1.J127" chart:label-cell-address="Sheet1.J1:Sheet1.J1" chart:class="chart:scatter">
            <chart:data-point chart:repeated="1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djusted Passenger Volume</text:p>
                <draw:g>
                  <svg:desc>Sheet1.H1:Sheet1.H1</svg:desc>
                </draw:g>
              </table:table-cell>
              <table:table-cell office:value-type="string">
                <text:p>Aircraft Operations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92887">
                <text:p>4192887</text:p>
                <draw:g>
                  <svg:desc>Sheet1.B2:Sheet1.B127</svg:desc>
                </draw:g>
              </table:table-cell>
              <table:table-cell office:value-type="float" office:value="433835.28">
                <text:p>433835.28</text:p>
                <draw:g>
                  <svg:desc>Sheet1.H2:Sheet1.H127</svg:desc>
                </draw:g>
              </table:table-cell>
              <table:table-cell office:value-type="float" office:value="440643">
                <text:p>440643</text:p>
                <draw:g>
                  <svg:desc>Sheet1.J2:Sheet1.J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61105">
                <text:p>9461105</text:p>
              </table:table-cell>
              <table:table-cell office:value-type="float" office:value="779605.88">
                <text:p>779605.88</text:p>
              </table:table-cell>
              <table:table-cell office:value-type="float" office:value="867635">
                <text:p>867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86728">
                <text:p>5286728</text:p>
              </table:table-cell>
              <table:table-cell office:value-type="float" office:value="1041719.35">
                <text:p>1041719.35</text:p>
              </table:table-cell>
              <table:table-cell office:value-type="float" office:value="898356">
                <text:p>898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3482">
                <text:p>2543482</text:p>
              </table:table-cell>
              <table:table-cell office:value-type="float" office:value="540145.02">
                <text:p>540145.02</text:p>
              </table:table-cell>
              <table:table-cell office:value-type="float" office:value="575161">
                <text:p>575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96250">
                <text:p>4296250</text:p>
              </table:table-cell>
              <table:table-cell office:value-type="float" office:value="344012.54">
                <text:p>344012.54</text:p>
              </table:table-cell>
              <table:table-cell office:value-type="float" office:value="393427">
                <text:p>393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48859">
                <text:p>3348859</text:p>
              </table:table-cell>
              <table:table-cell office:value-type="float" office:value="375179.57">
                <text:p>375179.57</text:p>
              </table:table-cell>
              <table:table-cell office:value-type="float" office:value="413460">
                <text:p>413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20416">
                <text:p>5920416</text:p>
              </table:table-cell>
              <table:table-cell office:value-type="float" office:value="416156.89">
                <text:p>416156.89</text:p>
              </table:table-cell>
              <table:table-cell office:value-type="float" office:value="470780">
                <text:p>4707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26214">
                <text:p>6426214</text:p>
              </table:table-cell>
              <table:table-cell office:value-type="float" office:value="656706.97">
                <text:p>656706.97</text:p>
              </table:table-cell>
              <table:table-cell office:value-type="float" office:value="672748">
                <text:p>672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17012">
                <text:p>2217012</text:p>
              </table:table-cell>
              <table:table-cell office:value-type="float" office:value="444220.22">
                <text:p>444220.22</text:p>
              </table:table-cell>
              <table:table-cell office:value-type="float" office:value="545742">
                <text:p>545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28837">
                <text:p>12828837</text:p>
              </table:table-cell>
              <table:table-cell office:value-type="float" office:value="809215.27">
                <text:p>809215.27</text:p>
              </table:table-cell>
              <table:table-cell office:value-type="float" office:value="697138">
                <text:p>697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567410">
                <text:p>19567410</text:p>
              </table:table-cell>
              <table:table-cell office:value-type="float" office:value="297867.69">
                <text:p>297867.69</text:p>
              </table:table-cell>
              <table:table-cell office:value-type="float" office:value="369987">
                <text:p>369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65343">
                <text:p>5965343</text:p>
              </table:table-cell>
              <table:table-cell office:value-type="float" office:value="314444.03">
                <text:p>314444.03</text:p>
              </table:table-cell>
              <table:table-cell office:value-type="float" office:value="411368">
                <text:p>411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67410">
                <text:p>19567410</text:p>
              </table:table-cell>
              <table:table-cell office:value-type="float" office:value="374947.04">
                <text:p>374947.04</text:p>
              </table:table-cell>
              <table:table-cell office:value-type="float" office:value="415534">
                <text:p>415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36232">
                <text:p>5636232</text:p>
              </table:table-cell>
              <table:table-cell office:value-type="float" office:value="211957.75">
                <text:p>21195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269">
                <text:p>1951269</text:p>
              </table:table-cell>
              <table:table-cell office:value-type="float" office:value="474356.4">
                <text:p>47435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2402">
                <text:p>4552402</text:p>
              </table:table-cell>
              <table:table-cell office:value-type="float" office:value="362880.42">
                <text:p>362880.42</text:p>
              </table:table-cell>
              <table:table-cell office:value-type="float" office:value="391222">
                <text:p>391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39809">
                <text:p>3439809</text:p>
              </table:table-cell>
              <table:table-cell office:value-type="float" office:value="457367">
                <text:p>457367</text:p>
              </table:table-cell>
              <table:table-cell office:value-type="float" office:value="412170">
                <text:p>4121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36232">
                <text:p>5636232</text:p>
              </table:table-cell>
              <table:table-cell office:value-type="float" office:value="219690.94">
                <text:p>219690.94</text:p>
              </table:table-cell>
              <table:table-cell office:value-type="float" office:value="265818">
                <text:p>265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873">
                <text:p>1087873</text:p>
              </table:table-cell>
              <table:table-cell office:value-type="float" office:value="231555.27">
                <text:p>231555.27</text:p>
              </table:table-cell>
              <table:table-cell office:value-type="float" office:value="320149">
                <text:p>320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34411">
                <text:p>2134411</text:p>
              </table:table-cell>
              <table:table-cell office:value-type="float" office:value="419233.99">
                <text:p>419233.99</text:p>
              </table:table-cell>
              <table:table-cell office:value-type="float" office:value="316981">
                <text:p>316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35391">
                <text:p>4335391</text:p>
              </table:table-cell>
              <table:table-cell office:value-type="float" office:value="531065.05">
                <text:p>531065.05</text:p>
              </table:table-cell>
              <table:table-cell office:value-type="float" office:value="450388">
                <text:p>4503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64635">
                <text:p>5564635</text:p>
              </table:table-cell>
              <table:table-cell office:value-type="float" office:value="292050.02">
                <text:p>292050.02</text:p>
              </table:table-cell>
              <table:table-cell office:value-type="float" office:value="290239">
                <text:p>2902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30490">
                <text:p>1130490</text:p>
              </table:table-cell>
              <table:table-cell office:value-type="float" office:value="110491.03">
                <text:p>110491.03</text:p>
              </table:table-cell>
              <table:table-cell office:value-type="float" office:value="191348">
                <text:p>1913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10489">
                <text:p>2710489</text:p>
              </table:table-cell>
              <table:table-cell office:value-type="float" office:value="238200">
                <text:p>238200</text:p>
              </table:table-cell>
              <table:table-cell office:value-type="float" office:value="246424">
                <text:p>2464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56285">
                <text:p>2356285</text:p>
              </table:table-cell>
              <table:table-cell office:value-type="float" office:value="83000">
                <text:p>83000</text:p>
              </table:table-cell>
              <table:table-cell office:value-type="float" office:value="144563">
                <text:p>1445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83243">
                <text:p>2783243</text:p>
              </table:table-cell>
              <table:table-cell office:value-type="float" office:value="188154.25">
                <text:p>188154.25</text:p>
              </table:table-cell>
              <table:table-cell office:value-type="float" office:value="189865">
                <text:p>189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567410">
                <text:p>19567410</text:p>
              </table:table-cell>
              <table:table-cell office:value-type="float" office:value="589562.88">
                <text:p>589562.88</text:p>
              </table:table-cell>
              <table:table-cell office:value-type="float" office:value="448903">
                <text:p>4489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6289">
                <text:p>1716289</text:p>
              </table:table-cell>
              <table:table-cell office:value-type="float" office:value="118979.59">
                <text:p>118979.59</text:p>
              </table:table-cell>
              <table:table-cell office:value-type="float" office:value="191193">
                <text:p>1911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9866">
                <text:p>1189866</text:p>
              </table:table-cell>
              <table:table-cell office:value-type="float" office:value="106733.01">
                <text:p>106733.01</text:p>
              </table:table-cell>
              <table:table-cell office:value-type="float" office:value="127753">
                <text:p>1277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87701">
                <text:p>2787701</text:p>
              </table:table-cell>
              <table:table-cell office:value-type="float" office:value="139591.26">
                <text:p>139591.26</text:p>
              </table:table-cell>
              <table:table-cell office:value-type="float" office:value="190560">
                <text:p>1905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9342">
                <text:p>2009342</text:p>
              </table:table-cell>
              <table:table-cell office:value-type="float" office:value="110417.5">
                <text:p>110417.5</text:p>
              </table:table-cell>
              <table:table-cell office:value-type="float" office:value="122844">
                <text:p>122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26009">
                <text:p>2226009</text:p>
              </table:table-cell>
              <table:table-cell office:value-type="float" office:value="183527.67">
                <text:p>183527.67</text:p>
              </table:table-cell>
              <table:table-cell office:value-type="float" office:value="227709">
                <text:p>2277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87877">
                <text:p>1887877</text:p>
              </table:table-cell>
              <table:table-cell office:value-type="float" office:value="85119.59">
                <text:p>85119.59</text:p>
              </table:table-cell>
              <table:table-cell office:value-type="float" office:value="162211">
                <text:p>1622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0821">
                <text:p>380821</text:p>
              </table:table-cell>
              <table:table-cell office:value-type="float" office:value="25258.93">
                <text:p>25258.93</text:p>
              </table:table-cell>
              <table:table-cell office:value-type="float" office:value="261961">
                <text:p>2619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7240">
                <text:p>2077240</text:p>
              </table:table-cell>
              <table:table-cell office:value-type="float" office:value="84226.76">
                <text:p>84226.76</text:p>
              </table:table-cell>
              <table:table-cell office:value-type="float" office:value="119268">
                <text:p>1192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70890">
                <text:p>1670890</text:p>
              </table:table-cell>
              <table:table-cell office:value-type="float" office:value="129798.03">
                <text:p>129798.03</text:p>
              </table:table-cell>
              <table:table-cell office:value-type="float" office:value="198750">
                <text:p>1987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95313">
                <text:p>3095313</text:p>
              </table:table-cell>
              <table:table-cell office:value-type="float" office:value="207258.01">
                <text:p>207258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64635">
                <text:p>5564635</text:p>
              </table:table-cell>
              <table:table-cell office:value-type="float" office:value="443502.47">
                <text:p>443502.47</text:p>
              </table:table-cell>
              <table:table-cell office:value-type="float" office:value="414234">
                <text:p>4142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80">
                <text:p>6080</text:p>
              </table:table-cell>
              <table:table-cell office:value-type="float" office:value="3112.7">
                <text:p>3112.7</text:p>
              </table:table-cell>
              <table:table-cell office:value-type="float" office:value="122000">
                <text:p>122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42508">
                <text:p>2142508</text:p>
              </table:table-cell>
              <table:table-cell office:value-type="float" office:value="85074.59">
                <text:p>85074.59</text:p>
              </table:table-cell>
              <table:table-cell office:value-type="float" office:value="168051">
                <text:p>1680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14580">
                <text:p>2114580</text:p>
              </table:table-cell>
              <table:table-cell office:value-type="float" office:value="67739.05">
                <text:p>67739.05</text:p>
              </table:table-cell>
              <table:table-cell office:value-type="float" office:value="137225">
                <text:p>1372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1974">
                <text:p>1901974</text:p>
              </table:table-cell>
              <table:table-cell office:value-type="float" office:value="73000">
                <text:p>73000</text:p>
              </table:table-cell>
              <table:table-cell office:value-type="float" office:value="163984">
                <text:p>1639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7581">
                <text:p>97581</text:p>
              </table:table-cell>
              <table:table-cell office:value-type="float" office:value="0">
                <text:p>0</text:p>
              </table:table-cell>
              <table:table-cell office:value-type="float" office:value="119898">
                <text:p>1198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12381">
                <text:p>1212381</text:p>
              </table:table-cell>
              <table:table-cell office:value-type="float" office:value="60609.43">
                <text:p>60609.43</text:p>
              </table:table-cell>
              <table:table-cell office:value-type="float" office:value="107404">
                <text:p>1074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5509">
                <text:p>1135509</text:p>
              </table:table-cell>
              <table:table-cell office:value-type="float" office:value="47260">
                <text:p>47260</text:p>
              </table:table-cell>
              <table:table-cell office:value-type="float" office:value="132600">
                <text:p>1326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35391">
                <text:p>4335391</text:p>
              </table:table-cell>
              <table:table-cell office:value-type="float" office:value="120709.67">
                <text:p>120709.67</text:p>
              </table:table-cell>
              <table:table-cell office:value-type="float" office:value="222771">
                <text:p>2227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36911">
                <text:p>1836911</text:p>
              </table:table-cell>
              <table:table-cell office:value-type="float" office:value="107967.25">
                <text:p>107967.25</text:p>
              </table:table-cell>
              <table:table-cell office:value-type="float" office:value="138915">
                <text:p>1389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8754">
                <text:p>618754</text:p>
              </table:table-cell>
              <table:table-cell office:value-type="float" office:value="83718.01">
                <text:p>83718.01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61105">
                <text:p>9461105</text:p>
              </table:table-cell>
              <table:table-cell office:value-type="float" office:value="226775.89">
                <text:p>226775.89</text:p>
              </table:table-cell>
              <table:table-cell office:value-type="float" office:value="253046">
                <text:p>2530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45596">
                <text:p>1345596</text:p>
              </table:table-cell>
              <table:table-cell office:value-type="float" office:value="55018.89">
                <text:p>55018.89</text:p>
              </table:table-cell>
              <table:table-cell office:value-type="float" office:value="93010">
                <text:p>930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49127">
                <text:p>2149127</text:p>
              </table:table-cell>
              <table:table-cell office:value-type="float" office:value="101187.94">
                <text:p>101187.94</text:p>
              </table:table-cell>
              <table:table-cell office:value-type="float" office:value="111197">
                <text:p>1111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65350">
                <text:p>865350</text:p>
              </table:table-cell>
              <table:table-cell office:value-type="float" office:value="43500">
                <text:p>43500</text:p>
              </table:table-cell>
              <table:table-cell office:value-type="float" office:value="111155">
                <text:p>1111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55908">
                <text:p>1555908</text:p>
              </table:table-cell>
              <table:table-cell office:value-type="float" office:value="65380">
                <text:p>65380</text:p>
              </table:table-cell>
              <table:table-cell office:value-type="float" office:value="112942">
                <text:p>1129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26214">
                <text:p>6426214</text:p>
              </table:table-cell>
              <table:table-cell office:value-type="float" office:value="155627.38">
                <text:p>155627.38</text:p>
              </table:table-cell>
              <table:table-cell office:value-type="float" office:value="224193">
                <text:p>2241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24829">
                <text:p>1324829</text:p>
              </table:table-cell>
              <table:table-cell office:value-type="float" office:value="37584.5">
                <text:p>37584.5</text:p>
              </table:table-cell>
              <table:table-cell office:value-type="float" office:value="218781">
                <text:p>218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2987">
                <text:p>1252987</text:p>
              </table:table-cell>
              <table:table-cell office:value-type="float" office:value="38300">
                <text:p>38300</text:p>
              </table:table-cell>
              <table:table-cell office:value-type="float" office:value="130816">
                <text:p>1308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20416">
                <text:p>5920416</text:p>
              </table:table-cell>
              <table:table-cell office:value-type="float" office:value="120954.82">
                <text:p>120954.82</text:p>
              </table:table-cell>
              <table:table-cell office:value-type="float" office:value="200587">
                <text:p>2005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828837">
                <text:p>12828837</text:p>
              </table:table-cell>
              <table:table-cell office:value-type="float" office:value="104965.11">
                <text:p>104965.11</text:p>
              </table:table-cell>
              <table:table-cell office:value-type="float" office:value="284246">
                <text:p>2842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76822">
                <text:p>1676822</text:p>
              </table:table-cell>
              <table:table-cell office:value-type="float" office:value="15006.95">
                <text:p>15006.95</text:p>
              </table:table-cell>
              <table:table-cell office:value-type="float" office:value="91906">
                <text:p>919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7077">
                <text:p>887077</text:p>
              </table:table-cell>
              <table:table-cell office:value-type="float" office:value="47750.98">
                <text:p>47750.98</text:p>
              </table:table-cell>
              <table:table-cell office:value-type="float" office:value="133914">
                <text:p>1339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5708">
                <text:p>1235708</text:p>
              </table:table-cell>
              <table:table-cell office:value-type="float" office:value="33594.72">
                <text:p>33594.72</text:p>
              </table:table-cell>
              <table:table-cell office:value-type="float" office:value="146939">
                <text:p>1469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08101">
                <text:p>1208101</text:p>
              </table:table-cell>
              <table:table-cell office:value-type="float" office:value="36881.99">
                <text:p>36881.99</text:p>
              </table:table-cell>
              <table:table-cell office:value-type="float" office:value="99067">
                <text:p>990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28837">
                <text:p>12828837</text:p>
              </table:table-cell>
              <table:table-cell office:value-type="float" office:value="22398.04">
                <text:p>22398.04</text:p>
              </table:table-cell>
              <table:table-cell office:value-type="float" office:value="126149">
                <text:p>1261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000">
                <text:p>100000</text:p>
              </table:table-cell>
              <table:table-cell office:value-type="float" office:value="1214.68">
                <text:p>1214.68</text:p>
              </table:table-cell>
              <table:table-cell office:value-type="float" office:value="13460">
                <text:p>134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50126">
                <text:p>2350126</text:p>
              </table:table-cell>
              <table:table-cell office:value-type="float" office:value="84481.72">
                <text:p>84481.72</text:p>
              </table:table-cell>
              <table:table-cell office:value-type="float" office:value="156679">
                <text:p>1566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0716">
                <text:p>870716</text:p>
              </table:table-cell>
              <table:table-cell office:value-type="float" office:value="23935.06">
                <text:p>23935.06</text:p>
              </table:table-cell>
              <table:table-cell office:value-type="float" office:value="154094">
                <text:p>1540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00852">
                <text:p>1600852</text:p>
              </table:table-cell>
              <table:table-cell office:value-type="float" office:value="35667.69">
                <text:p>35667.69</text:p>
              </table:table-cell>
              <table:table-cell office:value-type="float" office:value="74280">
                <text:p>742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64635">
                <text:p>5564635</text:p>
              </table:table-cell>
              <table:table-cell office:value-type="float" office:value="62655.3">
                <text:p>62655.3</text:p>
              </table:table-cell>
              <table:table-cell office:value-type="float" office:value="153056">
                <text:p>1530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88938">
                <text:p>988938</text:p>
              </table:table-cell>
              <table:table-cell office:value-type="float" office:value="26536.3">
                <text:p>26536.3</text:p>
              </table:table-cell>
              <table:table-cell office:value-type="float" office:value="76256">
                <text:p>762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3207">
                <text:p>953207</text:p>
              </table:table-cell>
              <table:table-cell office:value-type="float" office:value="198697.07">
                <text:p>198697.07</text:p>
              </table:table-cell>
              <table:table-cell office:value-type="float" office:value="278145">
                <text:p>2781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5417">
                <text:p>425417</text:p>
              </table:table-cell>
              <table:table-cell office:value-type="float" office:value="36508.3">
                <text:p>36508.3</text:p>
              </table:table-cell>
              <table:table-cell office:value-type="float" office:value="81431">
                <text:p>814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9671">
                <text:p>1079671</text:p>
              </table:table-cell>
              <table:table-cell office:value-type="float" office:value="23390">
                <text:p>23390</text:p>
              </table:table-cell>
              <table:table-cell office:value-type="float" office:value="137601">
                <text:p>1376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37478">
                <text:p>937478</text:p>
              </table:table-cell>
              <table:table-cell office:value-type="float" office:value="28403.24">
                <text:p>28403.24</text:p>
              </table:table-cell>
              <table:table-cell office:value-type="float" office:value="116580">
                <text:p>1165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4607">
                <text:p>664607</text:p>
              </table:table-cell>
              <table:table-cell office:value-type="float" office:value="34180.89">
                <text:p>34180.89</text:p>
              </table:table-cell>
              <table:table-cell office:value-type="float" office:value="105782">
                <text:p>1057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9633">
                <text:p>569633</text:p>
              </table:table-cell>
              <table:table-cell office:value-type="float" office:value="24839.24">
                <text:p>24839.24</text:p>
              </table:table-cell>
              <table:table-cell office:value-type="float" office:value="69387">
                <text:p>693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2577">
                <text:p>662577</text:p>
              </table:table-cell>
              <table:table-cell office:value-type="float" office:value="19513.7">
                <text:p>19513.7</text:p>
              </table:table-cell>
              <table:table-cell office:value-type="float" office:value="72113">
                <text:p>72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34411">
                <text:p>2134411</text:p>
              </table:table-cell>
              <table:table-cell office:value-type="float" office:value="27524.1">
                <text:p>27524.1</text:p>
              </table:table-cell>
              <table:table-cell office:value-type="float" office:value="289759">
                <text:p>2897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4123">
                <text:p>804123</text:p>
              </table:table-cell>
              <table:table-cell office:value-type="float" office:value="28077.34">
                <text:p>28077.34</text:p>
              </table:table-cell>
              <table:table-cell office:value-type="float" office:value="79148">
                <text:p>79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6561">
                <text:p>616561</text:p>
              </table:table-cell>
              <table:table-cell office:value-type="float" office:value="29782.81">
                <text:p>29782.81</text:p>
              </table:table-cell>
              <table:table-cell office:value-type="float" office:value="121782">
                <text:p>1217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828837">
                <text:p>12828837</text:p>
              </table:table-cell>
              <table:table-cell office:value-type="float" office:value="42173.66">
                <text:p>42173.66</text:p>
              </table:table-cell>
              <table:table-cell office:value-type="float" office:value="88074">
                <text:p>88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0">
                <text:p>10000</text:p>
              </table:table-cell>
              <table:table-cell office:value-type="float" office:value="566.58">
                <text:p>566.58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0263">
                <text:p>980263</text:p>
              </table:table-cell>
              <table:table-cell office:value-type="float" office:value="32856.54">
                <text:p>32856.54</text:p>
              </table:table-cell>
              <table:table-cell office:value-type="float" office:value="136855">
                <text:p>1368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3801">
                <text:p>723801</text:p>
              </table:table-cell>
              <table:table-cell office:value-type="float" office:value="9184.77">
                <text:p>9184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8047">
                <text:p>1128047</text:p>
              </table:table-cell>
              <table:table-cell office:value-type="float" office:value="25940">
                <text:p>25940</text:p>
              </table:table-cell>
              <table:table-cell office:value-type="float" office:value="90002">
                <text:p>9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0721">
                <text:p>400721</text:p>
              </table:table-cell>
              <table:table-cell office:value-type="float" office:value="28141.25">
                <text:p>28141.25</text:p>
              </table:table-cell>
              <table:table-cell office:value-type="float" office:value="93138">
                <text:p>931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567410">
                <text:p>19567410</text:p>
              </table:table-cell>
              <table:table-cell office:value-type="float" office:value="14688.51">
                <text:p>14688.51</text:p>
              </table:table-cell>
              <table:table-cell office:value-type="float" office:value="197037">
                <text:p>1970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7753">
                <text:p>527753</text:p>
              </table:table-cell>
              <table:table-cell office:value-type="float" office:value="32340.95">
                <text:p>32340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9232">
                <text:p>799232</text:p>
              </table:table-cell>
              <table:table-cell office:value-type="float" office:value="10726.3">
                <text:p>10726.3</text:p>
              </table:table-cell>
              <table:table-cell office:value-type="float" office:value="50173">
                <text:p>501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01">
                <text:p>3201</text:p>
              </table:table-cell>
              <table:table-cell office:value-type="float" office:value="0">
                <text:p>0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924">
                <text:p>154924</text:p>
              </table:table-cell>
              <table:table-cell office:value-type="float" office:value="53466.94">
                <text:p>53466.94</text:p>
              </table:table-cell>
              <table:table-cell office:value-type="float" office:value="118896">
                <text:p>1188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24112">
                <text:p>824112</text:p>
              </table:table-cell>
              <table:table-cell office:value-type="float" office:value="20183.19">
                <text:p>2018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30919">
                <text:p>630919</text:p>
              </table:table-cell>
              <table:table-cell office:value-type="float" office:value="7362.2">
                <text:p>736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4549">
                <text:p>274549</text:p>
              </table:table-cell>
              <table:table-cell office:value-type="float" office:value="12002.82">
                <text:p>12002.82</text:p>
              </table:table-cell>
              <table:table-cell office:value-type="float" office:value="26470">
                <text:p>264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92887">
                <text:p>4192887</text:p>
              </table:table-cell>
              <table:table-cell office:value-type="float" office:value="12422.37">
                <text:p>12422.37</text:p>
              </table:table-cell>
              <table:table-cell office:value-type="float" office:value="228368">
                <text:p>2283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83243">
                <text:p>2783243</text:p>
              </table:table-cell>
              <table:table-cell office:value-type="float" office:value="8659.42">
                <text:p>8659.42</text:p>
              </table:table-cell>
              <table:table-cell office:value-type="float" office:value="105273">
                <text:p>1052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26009">
                <text:p>2226009</text:p>
              </table:table-cell>
              <table:table-cell office:value-type="float" office:value="16677.34">
                <text:p>16677.34</text:p>
              </table:table-cell>
              <table:table-cell office:value-type="float" office:value="46633">
                <text:p>466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5435">
                <text:p>605435</text:p>
              </table:table-cell>
              <table:table-cell office:value-type="float" office:value="8960">
                <text:p>8960</text:p>
              </table:table-cell>
              <table:table-cell office:value-type="float" office:value="79731">
                <text:p>797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9757">
                <text:p>699757</text:p>
              </table:table-cell>
              <table:table-cell office:value-type="float" office:value="18990">
                <text:p>1899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30">
                <text:p>6130</text:p>
              </table:table-cell>
              <table:table-cell office:value-type="float" office:value="803.03">
                <text:p>803.03</text:p>
              </table:table-cell>
              <table:table-cell office:value-type="float" office:value="40949">
                <text:p>409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275">
                <text:p>31275</text:p>
              </table:table-cell>
              <table:table-cell office:value-type="float" office:value="3440.57">
                <text:p>3440.57</text:p>
              </table:table-cell>
              <table:table-cell office:value-type="float" office:value="108885">
                <text:p>1088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77240">
                <text:p>2077240</text:p>
              </table:table-cell>
              <table:table-cell office:value-type="float" office:value="18300">
                <text:p>18300</text:p>
              </table:table-cell>
              <table:table-cell office:value-type="float" office:value="122803">
                <text:p>1228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6722">
                <text:p>376722</text:p>
              </table:table-cell>
              <table:table-cell office:value-type="float" office:value="16649.17">
                <text:p>16649.17</text:p>
              </table:table-cell>
              <table:table-cell office:value-type="float" office:value="145347">
                <text:p>1453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0702">
                <text:p>370702</text:p>
              </table:table-cell>
              <table:table-cell office:value-type="float" office:value="3254.37">
                <text:p>3254.37</text:p>
              </table:table-cell>
              <table:table-cell office:value-type="float" office:value="63052">
                <text:p>630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7571">
                <text:p>837571</text:p>
              </table:table-cell>
              <table:table-cell office:value-type="float" office:value="16888.82">
                <text:p>16888.82</text:p>
              </table:table-cell>
              <table:table-cell office:value-type="float" office:value="101779">
                <text:p>1017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7611">
                <text:p>347611</text:p>
              </table:table-cell>
              <table:table-cell office:value-type="float" office:value="20272.62">
                <text:p>20272.62</text:p>
              </table:table-cell>
              <table:table-cell office:value-type="float" office:value="88691">
                <text:p>886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1">
                <text:p>501</text:p>
              </table:table-cell>
              <table:table-cell office:value-type="float" office:value="254.4">
                <text:p>254.4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7940">
                <text:p>257940</text:p>
              </table:table-cell>
              <table:table-cell office:value-type="float" office:value="5150">
                <text:p>5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9475">
                <text:p>549475</text:p>
              </table:table-cell>
              <table:table-cell office:value-type="float" office:value="11739.38">
                <text:p>11739.38</text:p>
              </table:table-cell>
              <table:table-cell office:value-type="float" office:value="47289">
                <text:p>472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2099">
                <text:p>472099</text:p>
              </table:table-cell>
              <table:table-cell office:value-type="float" office:value="12452.51">
                <text:p>12452.51</text:p>
              </table:table-cell>
              <table:table-cell office:value-type="float" office:value="69485">
                <text:p>694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1261">
                <text:p>211261</text:p>
              </table:table-cell>
              <table:table-cell office:value-type="float" office:value="7005.92">
                <text:p>7005.92</text:p>
              </table:table-cell>
              <table:table-cell office:value-type="float" office:value="72189">
                <text:p>721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8">
                <text:p>6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1671">
                <text:p>141671</text:p>
              </table:table-cell>
              <table:table-cell office:value-type="float" office:value="4971.93">
                <text:p>4971.93</text:p>
              </table:table-cell>
              <table:table-cell office:value-type="float" office:value="86384">
                <text:p>863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787">
                <text:p>13787</text:p>
              </table:table-cell>
              <table:table-cell office:value-type="float" office:value="404.62">
                <text:p>404.62</text:p>
              </table:table-cell>
              <table:table-cell office:value-type="float" office:value="10450">
                <text:p>104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644">
                <text:p>9644</text:p>
              </table:table-cell>
              <table:table-cell office:value-type="float" office:value="28071.18">
                <text:p>28071.18</text:p>
              </table:table-cell>
              <table:table-cell office:value-type="float" office:value="129898">
                <text:p>1298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8991">
                <text:p>448991</text:p>
              </table:table-cell>
              <table:table-cell office:value-type="float" office:value="16000">
                <text:p>16000</text:p>
              </table:table-cell>
              <table:table-cell office:value-type="float" office:value="117053">
                <text:p>1170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3204">
                <text:p>463204</text:p>
              </table:table-cell>
              <table:table-cell office:value-type="float" office:value="5491.95">
                <text:p>5491.95</text:p>
              </table:table-cell>
              <table:table-cell office:value-type="float" office:value="37767">
                <text:p>377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7308">
                <text:p>97308</text:p>
              </table:table-cell>
              <table:table-cell office:value-type="float" office:value="10211.15">
                <text:p>10211.15</text:p>
              </table:table-cell>
              <table:table-cell office:value-type="float" office:value="80559">
                <text:p>805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1154">
                <text:p>311154</text:p>
              </table:table-cell>
              <table:table-cell office:value-type="float" office:value="5088.58">
                <text:p>5088.58</text:p>
              </table:table-cell>
              <table:table-cell office:value-type="float" office:value="78402">
                <text:p>784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01">
                <text:p>1401</text:p>
              </table:table-cell>
              <table:table-cell office:value-type="float" office:value="507.34">
                <text:p>507.34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116.6">
                <text:p>11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8934">
                <text:p>158934</text:p>
              </table:table-cell>
              <table:table-cell office:value-type="float" office:value="8993.02">
                <text:p>8993.02</text:p>
              </table:table-cell>
              <table:table-cell office:value-type="float" office:value="81371">
                <text:p>813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45613">
                <text:p>645613</text:p>
              </table:table-cell>
              <table:table-cell office:value-type="float" office:value="0">
                <text:p>0</text:p>
              </table:table-cell>
              <table:table-cell office:value-type="float" office:value="125303">
                <text:p>1253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9690">
                <text:p>379690</text:p>
              </table:table-cell>
              <table:table-cell office:value-type="float" office:value="7634.16">
                <text:p>7634.16</text:p>
              </table:table-cell>
              <table:table-cell office:value-type="float" office:value="49170">
                <text:p>491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634">
                <text:p>51634</text:p>
              </table:table-cell>
              <table:table-cell office:value-type="float" office:value="0">
                <text:p>0</text:p>
              </table:table-cell>
              <table:table-cell office:value-type="float" office:value="65407">
                <text:p>654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567410">
                <text:p>19567410</text:p>
              </table:table-cell>
              <table:table-cell office:value-type="float" office:value="6036.53">
                <text:p>6036.53</text:p>
              </table:table-cell>
              <table:table-cell office:value-type="float" office:value="113828">
                <text:p>113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